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77.68mm"/>
    </style:style>
    <style:style style:name="co3" style:family="table-column">
      <style:table-column-properties fo:break-before="auto" style:column-width="15.0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QuestionsToEvaluate-extensio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estionsToEvaluate-extensio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1"/>
        <table:table-row table:style-name="ro1">
          <table:table-cell office:value-type="string" calcext:value-type="string">
            <text:p>Parent 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odrigo</text:p>
          </table:table-cell>
          <table:table-cell table:style-name="ce14" office:value-type="string" calcext:value-type="string">
            <text:p>Klerisson</text:p>
          </table:table-cell>
          <table:table-cell office:value-type="string" calcext:value-type="string">
            <text:p>Rodrigo agreement</text:p>
          </table:table-cell>
          <table:table-cell office:value-type="string" calcext:value-type="string">
            <text:p>Klerisson agreement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s://kodejava.org/how-to-pretty-print-json-string-using-jackson/" xlink:type="simple">How to pretty print JSON string using Jackson?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4105898/&quot;)" office:value-type="string" office:string-value="https://stackoverflow.com/questions/4105898/" calcext:value-type="string">
            <text:p>https://stackoverflow.com/questions/410589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7310424/&quot;)" office:value-type="string" office:string-value="https://stackoverflow.com/questions/7310424/" calcext:value-type="string">
            <text:p>https://stackoverflow.com/questions/731042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9583835/&quot;)" office:value-type="string" office:string-value="https://stackoverflow.com/questions/9583835/" calcext:value-type="string">
            <text:p>https://stackoverflow.com/questions/958383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9775878/&quot;)" office:value-type="string" office:string-value="https://stackoverflow.com/questions/9775878/" calcext:value-type="string">
            <text:p>https://stackoverflow.com/questions/977587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12734617/&quot;)" office:value-type="string" office:string-value="https://stackoverflow.com/questions/12734617/" calcext:value-type="string">
            <text:p>https://stackoverflow.com/questions/1273461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17240069/&quot;)" office:value-type="string" office:string-value="https://stackoverflow.com/questions/17240069/" calcext:value-type="string">
            <text:p>https://stackoverflow.com/questions/1724006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21882293/&quot;)" office:value-type="string" office:string-value="https://stackoverflow.com/questions/21882293/" calcext:value-type="string">
            <text:p>https://stackoverflow.com/questions/2188229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29094958/&quot;)" office:value-type="string" office:string-value="https://stackoverflow.com/questions/29094958/" calcext:value-type="string">
            <text:p>https://stackoverflow.com/questions/2909495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32480523/&quot;)" office:value-type="string" office:string-value="https://stackoverflow.com/questions/32480523/" calcext:value-type="string">
            <text:p>https://stackoverflow.com/questions/3248052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39899845/&quot;)" office:value-type="string" office:string-value="https://stackoverflow.com/questions/39899845/" calcext:value-type="string">
            <text:p>https://stackoverflow.com/questions/3989984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44101386/&quot;)" office:value-type="string" office:string-value="https://stackoverflow.com/questions/44101386/" calcext:value-type="string">
            <text:p>https://stackoverflow.com/questions/4410138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-Print JSON in Java</text:p>
          </table:table-cell>
          <table:table-cell table:formula="of:=HYPERLINK(&quot;https://stackoverflow.com/questions/49564514/&quot;)" office:value-type="string" office:string-value="https://stackoverflow.com/questions/49564514/" calcext:value-type="string">
            <text:p>https://stackoverflow.com/questions/4956451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N Beautifier Library for Java</text:p>
          </table:table-cell>
          <table:table-cell table:formula="of:=HYPERLINK(&quot;https://stackoverflow.com/questions/5457590/&quot;)" office:value-type="string" office:string-value="https://stackoverflow.com/questions/5457590/" calcext:value-type="string">
            <text:p>https://stackoverflow.com/questions/5457590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N Beautifier Library for Java</text:p>
          </table:table-cell>
          <table:table-cell table:formula="of:=HYPERLINK(&quot;https://stackoverflow.com/questions/32010483/&quot;)" office:value-type="string" office:string-value="https://stackoverflow.com/questions/32010483/" calcext:value-type="string">
            <text:p>https://stackoverflow.com/questions/3201048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N Beautifier Library for Java</text:p>
          </table:table-cell>
          <table:table-cell table:formula="of:=HYPERLINK(&quot;https://stackoverflow.com/questions/38494589/&quot;)" office:value-type="string" office:string-value="https://stackoverflow.com/questions/38494589/" calcext:value-type="string">
            <text:p>https://stackoverflow.com/questions/3849458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pretty-print existing JSON data with Java?</text:p>
          </table:table-cell>
          <table:table-cell table:formula="of:=HYPERLINK(&quot;https://stackoverflow.com/questions/21885785/&quot;)" office:value-type="string" office:string-value="https://stackoverflow.com/questions/21885785/" calcext:value-type="string">
            <text:p>https://stackoverflow.com/questions/2188578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pretty-print existing JSON data with Java?</text:p>
          </table:table-cell>
          <table:table-cell table:formula="of:=HYPERLINK(&quot;https://stackoverflow.com/questions/21991822/&quot;)" office:value-type="string" office:string-value="https://stackoverflow.com/questions/21991822/" calcext:value-type="string">
            <text:p>https://stackoverflow.com/questions/2199182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pretty-print existing JSON data with Java?</text:p>
          </table:table-cell>
          <table:table-cell table:formula="of:=HYPERLINK(&quot;https://stackoverflow.com/questions/26442839/&quot;)" office:value-type="string" office:string-value="https://stackoverflow.com/questions/26442839/" calcext:value-type="string">
            <text:p>https://stackoverflow.com/questions/2644283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pretty-print existing JSON data with Java?</text:p>
          </table:table-cell>
          <table:table-cell table:formula="of:=HYPERLINK(&quot;https://stackoverflow.com/questions/39012988/&quot;)" office:value-type="string" office:string-value="https://stackoverflow.com/questions/39012988/" calcext:value-type="string">
            <text:p>https://stackoverflow.com/questions/3901298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pretty-print existing JSON data with Java?</text:p>
          </table:table-cell>
          <table:table-cell table:formula="of:=HYPERLINK(&quot;https://stackoverflow.com/questions/45265571/&quot;)" office:value-type="string" office:string-value="https://stackoverflow.com/questions/45265571/" calcext:value-type="string">
            <text:p>https://stackoverflow.com/questions/4526557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get the compact form of pretty-printed JSON code?</text:p>
          </table:table-cell>
          <table:table-cell table:formula="of:=HYPERLINK(&quot;https://stackoverflow.com/questions/12174201/&quot;)" office:value-type="string" office:string-value="https://stackoverflow.com/questions/12174201/" calcext:value-type="string">
            <text:p>https://stackoverflow.com/questions/1217420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get the compact form of pretty-printed JSON code?</text:p>
          </table:table-cell>
          <table:table-cell table:formula="of:=HYPERLINK(&quot;https://stackoverflow.com/questions/18777137/&quot;)" office:value-type="string" office:string-value="https://stackoverflow.com/questions/18777137/" calcext:value-type="string">
            <text:p>https://stackoverflow.com/questions/1877713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get the compact form of pretty-printed JSON code?</text:p>
          </table:table-cell>
          <table:table-cell table:formula="of:=HYPERLINK(&quot;https://stackoverflow.com/questions/42170511/&quot;)" office:value-type="string" office:string-value="https://stackoverflow.com/questions/42170511/" calcext:value-type="string">
            <text:p>https://stackoverflow.com/questions/4217051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JSON String to Pretty Print JSON output using Jackson</text:p>
          </table:table-cell>
          <table:table-cell table:formula="of:=HYPERLINK(&quot;https://stackoverflow.com/questions/14516240/&quot;)" office:value-type="string" office:string-value="https://stackoverflow.com/questions/14516240/" calcext:value-type="string">
            <text:p>https://stackoverflow.com/questions/1451624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JSON String to Pretty Print JSON output using Jackson</text:p>
          </table:table-cell>
          <table:table-cell table:formula="of:=HYPERLINK(&quot;https://stackoverflow.com/questions/14532435/&quot;)" office:value-type="string" office:string-value="https://stackoverflow.com/questions/14532435/" calcext:value-type="string">
            <text:p>https://stackoverflow.com/questions/1453243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JSON String to Pretty Print JSON output using Jackson</text:p>
          </table:table-cell>
          <table:table-cell table:formula="of:=HYPERLINK(&quot;https://stackoverflow.com/questions/21105219/&quot;)" office:value-type="string" office:string-value="https://stackoverflow.com/questions/21105219/" calcext:value-type="string">
            <text:p>https://stackoverflow.com/questions/2110521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JSON String to Pretty Print JSON output using Jackson</text:p>
          </table:table-cell>
          <table:table-cell table:formula="of:=HYPERLINK(&quot;https://stackoverflow.com/questions/22032786/&quot;)" office:value-type="string" office:string-value="https://stackoverflow.com/questions/22032786/" calcext:value-type="string">
            <text:p>https://stackoverflow.com/questions/2203278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JSON String to Pretty Print JSON output using Jackson</text:p>
          </table:table-cell>
          <table:table-cell table:formula="of:=HYPERLINK(&quot;https://stackoverflow.com/questions/23982549/&quot;)" office:value-type="string" office:string-value="https://stackoverflow.com/questions/23982549/" calcext:value-type="string">
            <text:p>https://stackoverflow.com/questions/2398254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JSON String to Pretty Print JSON output using Jackson</text:p>
          </table:table-cell>
          <table:table-cell table:formula="of:=HYPERLINK(&quot;https://stackoverflow.com/questions/38653567/&quot;)" office:value-type="string" office:string-value="https://stackoverflow.com/questions/38653567/" calcext:value-type="string">
            <text:p>https://stackoverflow.com/questions/3865356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 printing JSON from Jackson 2.2s ObjectMapper</text:p>
          </table:table-cell>
          <table:table-cell table:formula="of:=HYPERLINK(&quot;https://stackoverflow.com/questions/17617497/&quot;)" office:value-type="string" office:string-value="https://stackoverflow.com/questions/17617497/" calcext:value-type="string">
            <text:p>https://stackoverflow.com/questions/1761749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 printing JSON from Jackson 2.2s ObjectMapper</text:p>
          </table:table-cell>
          <table:table-cell table:formula="of:=HYPERLINK(&quot;https://stackoverflow.com/questions/17617958/&quot;)" office:value-type="string" office:string-value="https://stackoverflow.com/questions/17617958/" calcext:value-type="string">
            <text:p>https://stackoverflow.com/questions/1761795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 printing JSON from Jackson 2.2s ObjectMapper</text:p>
          </table:table-cell>
          <table:table-cell table:formula="of:=HYPERLINK(&quot;https://stackoverflow.com/questions/29128783/&quot;)" office:value-type="string" office:string-value="https://stackoverflow.com/questions/29128783/" calcext:value-type="string">
            <text:p>https://stackoverflow.com/questions/2912878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tty printing JSON from Jackson 2.2s ObjectMapper</text:p>
          </table:table-cell>
          <table:table-cell table:formula="of:=HYPERLINK(&quot;https://stackoverflow.com/questions/30411180/&quot;)" office:value-type="string" office:string-value="https://stackoverflow.com/questions/30411180/" calcext:value-type="string">
            <text:p>https://stackoverflow.com/questions/3041118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Counting word occurrences in a text file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Java Counting # of occurrences of a word in a string</text:p>
          </table:table-cell>
          <table:table-cell table:formula="of:=HYPERLINK(&quot;https://stackoverflow.com/questions/21955863/&quot;)" office:value-type="string" office:string-value="https://stackoverflow.com/questions/21955863/" calcext:value-type="string">
            <text:p>https://stackoverflow.com/questions/2195586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ing number of words in a file</text:p>
          </table:table-cell>
          <table:table-cell table:formula="of:=HYPERLINK(&quot;https://stackoverflow.com/questions/4094186/&quot;)" office:value-type="string" office:string-value="https://stackoverflow.com/questions/4094186/" calcext:value-type="string">
            <text:p>https://stackoverflow.com/questions/409418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ing number of words in a file</text:p>
          </table:table-cell>
          <table:table-cell table:formula="of:=HYPERLINK(&quot;https://stackoverflow.com/questions/4094509/&quot;)" office:value-type="string" office:string-value="https://stackoverflow.com/questions/4094509/" calcext:value-type="string">
            <text:p>https://stackoverflow.com/questions/409450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ing number of words in a file</text:p>
          </table:table-cell>
          <table:table-cell table:formula="of:=HYPERLINK(&quot;https://stackoverflow.com/questions/4126807/&quot;)" office:value-type="string" office:string-value="https://stackoverflow.com/questions/4126807/" calcext:value-type="string">
            <text:p>https://stackoverflow.com/questions/412680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ing number of words in a file</text:p>
          </table:table-cell>
          <table:table-cell table:formula="of:=HYPERLINK(&quot;https://stackoverflow.com/questions/10251081/&quot;)" office:value-type="string" office:string-value="https://stackoverflow.com/questions/10251081/" calcext:value-type="string">
            <text:p>https://stackoverflow.com/questions/1025108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specific word in text file and count it</text:p>
          </table:table-cell>
          <table:table-cell table:formula="of:=HYPERLINK(&quot;https://stackoverflow.com/questions/13029998/&quot;)" office:value-type="string" office:string-value="https://stackoverflow.com/questions/13029998/" calcext:value-type="string">
            <text:p>https://stackoverflow.com/questions/1302999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specific word in text file and count it</text:p>
          </table:table-cell>
          <table:table-cell table:formula="of:=HYPERLINK(&quot;https://stackoverflow.com/questions/13030011/&quot;)" office:value-type="string" office:string-value="https://stackoverflow.com/questions/13030011/" calcext:value-type="string">
            <text:p>https://stackoverflow.com/questions/1303001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specific word in text file and count it</text:p>
          </table:table-cell>
          <table:table-cell table:formula="of:=HYPERLINK(&quot;https://stackoverflow.com/questions/13030030/&quot;)" office:value-type="string" office:string-value="https://stackoverflow.com/questions/13030030/" calcext:value-type="string">
            <text:p>https://stackoverflow.com/questions/1303003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specific word in text file and count it</text:p>
          </table:table-cell>
          <table:table-cell table:formula="of:=HYPERLINK(&quot;https://stackoverflow.com/questions/15294033/&quot;)" office:value-type="string" office:string-value="https://stackoverflow.com/questions/15294033/" calcext:value-type="string">
            <text:p>https://stackoverflow.com/questions/1529403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specific word in text file and count it</text:p>
          </table:table-cell>
          <table:table-cell table:formula="of:=HYPERLINK(&quot;https://stackoverflow.com/questions/31843045/&quot;)" office:value-type="string" office:string-value="https://stackoverflow.com/questions/31843045/" calcext:value-type="string">
            <text:p>https://stackoverflow.com/questions/3184304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 specific word in text file and count it</text:p>
          </table:table-cell>
          <table:table-cell table:formula="of:=HYPERLINK(&quot;https://stackoverflow.com/questions/33843222/&quot;)" office:value-type="string" office:string-value="https://stackoverflow.com/questions/33843222/" calcext:value-type="string">
            <text:p>https://stackoverflow.com/questions/3384322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unt the number of occurrences of words in a text</text:p>
          </table:table-cell>
          <table:table-cell table:formula="of:=HYPERLINK(&quot;https://stackoverflow.com/questions/13979461/&quot;)" office:value-type="string" office:string-value="https://stackoverflow.com/questions/13979461/" calcext:value-type="string">
            <text:p>https://stackoverflow.com/questions/1397946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unt the number of occurrences of words in a text</text:p>
          </table:table-cell>
          <table:table-cell table:formula="of:=HYPERLINK(&quot;https://stackoverflow.com/questions/13980675/&quot;)" office:value-type="string" office:string-value="https://stackoverflow.com/questions/13980675/" calcext:value-type="string">
            <text:p>https://stackoverflow.com/questions/1398067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ting string occurrences from text file</text:p>
          </table:table-cell>
          <table:table-cell table:formula="of:=HYPERLINK(&quot;https://stackoverflow.com/questions/40701053/&quot;)" office:value-type="string" office:string-value="https://stackoverflow.com/questions/40701053/" calcext:value-type="string">
            <text:p>https://stackoverflow.com/questions/4070105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ting string occurrences from text file</text:p>
          </table:table-cell>
          <table:table-cell table:formula="of:=HYPERLINK(&quot;https://stackoverflow.com/questions/40701476/&quot;)" office:value-type="string" office:string-value="https://stackoverflow.com/questions/40701476/" calcext:value-type="string">
            <text:p>https://stackoverflow.com/questions/4070147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Code/Java/Development-Class/GettingtheSizeoftheJavaMemoryHeap.htm" xlink:type="simple">Getting the Size of the Java Memory Heap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Increase heap size in Java</text:p>
          </table:table-cell>
          <table:table-cell table:formula="of:=HYPERLINK(&quot;https://stackoverflow.com/questions/47388044/&quot;)" office:value-type="string" office:string-value="https://stackoverflow.com/questions/47388044/" calcext:value-type="string">
            <text:p>https://stackoverflow.com/questions/47388044/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view the current heap size that an application is using?</text:p>
          </table:table-cell>
          <table:table-cell table:formula="of:=HYPERLINK(&quot;https://stackoverflow.com/questions/2015524/&quot;)" office:value-type="string" office:string-value="https://stackoverflow.com/questions/2015524/" calcext:value-type="string">
            <text:p>https://stackoverflow.com/questions/2015524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view the current heap size that an application is using?</text:p>
          </table:table-cell>
          <table:table-cell table:formula="of:=HYPERLINK(&quot;https://stackoverflow.com/questions/44603197/&quot;)" office:value-type="string" office:string-value="https://stackoverflow.com/questions/44603197/" calcext:value-type="string">
            <text:p>https://stackoverflow.com/questions/4460319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min and max heap size settings of a JVM from within a Java program</text:p>
          </table:table-cell>
          <table:table-cell table:formula="of:=HYPERLINK(&quot;https://stackoverflow.com/questions/2253999/&quot;)" office:value-type="string" office:string-value="https://stackoverflow.com/questions/2253999/" calcext:value-type="string">
            <text:p>https://stackoverflow.com/questions/225399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asing the JVM maximum heap size for memory intensive applications</text:p>
          </table:table-cell>
          <table:table-cell table:formula="of:=HYPERLINK(&quot;https://stackoverflow.com/questions/3067285/&quot;)" office:value-type="string" office:string-value="https://stackoverflow.com/questions/3067285/" calcext:value-type="string">
            <text:p>https://stackoverflow.com/questions/3067285/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asing the JVM maximum heap size for memory intensive applications</text:p>
          </table:table-cell>
          <table:table-cell table:formula="of:=HYPERLINK(&quot;https://stackoverflow.com/questions/29777922/&quot;)" office:value-type="string" office:string-value="https://stackoverflow.com/questions/29777922/" calcext:value-type="string">
            <text:p>https://stackoverflow.com/questions/29777922/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increase java heap memory permanently?</text:p>
          </table:table-cell>
          <table:table-cell table:formula="of:=HYPERLINK(&quot;https://stackoverflow.com/questions/11578259/&quot;)" office:value-type="string" office:string-value="https://stackoverflow.com/questions/11578259/" calcext:value-type="string">
            <text:p>https://stackoverflow.com/questions/1157825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15861780/&quot;)" office:value-type="string" office:string-value="https://stackoverflow.com/questions/15861780/" calcext:value-type="string">
            <text:p>https://stackoverflow.com/questions/1586178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16601033/&quot;)" office:value-type="string" office:string-value="https://stackoverflow.com/questions/16601033/" calcext:value-type="string">
            <text:p>https://stackoverflow.com/questions/1660103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22108304/&quot;)" office:value-type="string" office:string-value="https://stackoverflow.com/questions/22108304/" calcext:value-type="string">
            <text:p>https://stackoverflow.com/questions/2210830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38759136/&quot;)" office:value-type="string" office:string-value="https://stackoverflow.com/questions/38759136/" calcext:value-type="string">
            <text:p>https://stackoverflow.com/questions/3875913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41027402/&quot;)" office:value-type="string" office:string-value="https://stackoverflow.com/questions/41027402/" calcext:value-type="string">
            <text:p>https://stackoverflow.com/questions/4102740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41038419/&quot;)" office:value-type="string" office:string-value="https://stackoverflow.com/questions/41038419/" calcext:value-type="string">
            <text:p>https://stackoverflow.com/questions/4103841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-line Tool to find Java Heap Size and Memory Used (Linux)?</text:p>
          </table:table-cell>
          <table:table-cell table:formula="of:=HYPERLINK(&quot;https://stackoverflow.com/questions/46025098/&quot;)" office:value-type="string" office:string-value="https://stackoverflow.com/questions/46025098/" calcext:value-type="string">
            <text:p>https://stackoverflow.com/questions/4602509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get available memory</text:p>
          </table:table-cell>
          <table:table-cell table:formula="of:=HYPERLINK(&quot;https://stackoverflow.com/questions/12807848/&quot;)" office:value-type="string" office:string-value="https://stackoverflow.com/questions/12807848/" calcext:value-type="string">
            <text:p>https://stackoverflow.com/questions/1280784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get available memory</text:p>
          </table:table-cell>
          <table:table-cell table:formula="of:=HYPERLINK(&quot;https://stackoverflow.com/questions/12809738/&quot;)" office:value-type="string" office:string-value="https://stackoverflow.com/questions/12809738/" calcext:value-type="string">
            <text:p>https://stackoverflow.com/questions/1280973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get available memory</text:p>
          </table:table-cell>
          <table:table-cell table:formula="of:=HYPERLINK(&quot;https://stackoverflow.com/questions/18366283/&quot;)" office:value-type="string" office:string-value="https://stackoverflow.com/questions/18366283/" calcext:value-type="string">
            <text:p>https://stackoverflow.com/questions/1836628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get available memory</text:p>
          </table:table-cell>
          <table:table-cell table:formula="of:=HYPERLINK(&quot;https://stackoverflow.com/questions/36533471/&quot;)" office:value-type="string" office:string-value="https://stackoverflow.com/questions/36533471/" calcext:value-type="string">
            <text:p>https://stackoverflow.com/questions/3653347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Code/Java/Language-Basics/WritingLogRecordstoaLogFile.htm" xlink:type="simple">Writing Log Records to a Log File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to write error log or exception into file in java</text:p>
          </table:table-cell>
          <table:table-cell table:formula="of:=HYPERLINK(&quot;https://stackoverflow.com/questions/9362616/&quot;)" office:value-type="string" office:string-value="https://stackoverflow.com/questions/9362616/" calcext:value-type="string">
            <text:p>https://stackoverflow.com/questions/936261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error log or exception into file in java</text:p>
          </table:table-cell>
          <table:table-cell table:formula="of:=HYPERLINK(&quot;https://stackoverflow.com/questions/9362707/&quot;)" office:value-type="string" office:string-value="https://stackoverflow.com/questions/9362707/" calcext:value-type="string">
            <text:p>https://stackoverflow.com/questions/936270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Logging - where is my log file?</text:p>
          </table:table-cell>
          <table:table-cell table:formula="of:=HYPERLINK(&quot;https://stackoverflow.com/questions/9459692/&quot;)" office:value-type="string" office:string-value="https://stackoverflow.com/questions/9459692/" calcext:value-type="string">
            <text:p>https://stackoverflow.com/questions/945969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olve transactional logging in Java?</text:p>
          </table:table-cell>
          <table:table-cell table:formula="of:=HYPERLINK(&quot;https://stackoverflow.com/questions/10671371/&quot;)" office:value-type="string" office:string-value="https://stackoverflow.com/questions/10671371/" calcext:value-type="string">
            <text:p>https://stackoverflow.com/questions/1067137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logs in text file when using java.util.logging.Logger</text:p>
          </table:table-cell>
          <table:table-cell table:formula="of:=HYPERLINK(&quot;https://stackoverflow.com/questions/15758768/&quot;)" office:value-type="string" office:string-value="https://stackoverflow.com/questions/15758768/" calcext:value-type="string">
            <text:p>https://stackoverflow.com/questions/1575876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logs in text file when using java.util.logging.Logger</text:p>
          </table:table-cell>
          <table:table-cell table:formula="of:=HYPERLINK(&quot;https://stackoverflow.com/questions/15758818/&quot;)" office:value-type="string" office:string-value="https://stackoverflow.com/questions/15758818/" calcext:value-type="string">
            <text:p>https://stackoverflow.com/questions/1575881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logs in text file when using java.util.logging.Logger</text:p>
          </table:table-cell>
          <table:table-cell table:formula="of:=HYPERLINK(&quot;https://stackoverflow.com/questions/19109637/&quot;)" office:value-type="string" office:string-value="https://stackoverflow.com/questions/19109637/" calcext:value-type="string">
            <text:p>https://stackoverflow.com/questions/1910963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logs in text file when using java.util.logging.Logger</text:p>
          </table:table-cell>
          <table:table-cell table:formula="of:=HYPERLINK(&quot;https://stackoverflow.com/questions/22984168/&quot;)" office:value-type="string" office:string-value="https://stackoverflow.com/questions/22984168/" calcext:value-type="string">
            <text:p>https://stackoverflow.com/questions/2298416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logs in text file when using java.util.logging.Logger</text:p>
          </table:table-cell>
          <table:table-cell table:formula="of:=HYPERLINK(&quot;https://stackoverflow.com/questions/24371368/&quot;)" office:value-type="string" office:string-value="https://stackoverflow.com/questions/24371368/" calcext:value-type="string">
            <text:p>https://stackoverflow.com/questions/2437136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logs in text file when using java.util.logging.Logger</text:p>
          </table:table-cell>
          <table:table-cell table:formula="of:=HYPERLINK(&quot;https://stackoverflow.com/questions/41950347/&quot;)" office:value-type="string" office:string-value="https://stackoverflow.com/questions/41950347/" calcext:value-type="string">
            <text:p>https://stackoverflow.com/questions/4195034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ustomize java log file to contain at most N log records only instead of size in bytes</text:p>
          </table:table-cell>
          <table:table-cell table:formula="of:=HYPERLINK(&quot;https://stackoverflow.com/questions/47871758/&quot;)" office:value-type="string" office:string-value="https://stackoverflow.com/questions/47871758/" calcext:value-type="string">
            <text:p>https://stackoverflow.com/questions/4787175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Code/Java/Development-Class/TerminatevirtualmachineusingSystemclass.htm" xlink:type="simple">Terminate virtual machine using System class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to quit a java app from within the program</text:p>
          </table:table-cell>
          <table:table-cell table:formula="of:=HYPERLINK(&quot;https://stackoverflow.com/questions/2670980/&quot;)" office:value-type="string" office:string-value="https://stackoverflow.com/questions/2670980/" calcext:value-type="string">
            <text:p>https://stackoverflow.com/questions/2670980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quit a java app from within the program</text:p>
          </table:table-cell>
          <table:table-cell table:formula="of:=HYPERLINK(&quot;https://stackoverflow.com/questions/31660211/&quot;)" office:value-type="string" office:string-value="https://stackoverflow.com/questions/31660211/" calcext:value-type="string">
            <text:p>https://stackoverflow.com/questions/3166021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should we call System.exit in Java</text:p>
          </table:table-cell>
          <table:table-cell table:formula="of:=HYPERLINK(&quot;https://stackoverflow.com/questions/3715995/&quot;)" office:value-type="string" office:string-value="https://stackoverflow.com/questions/3715995/" calcext:value-type="string">
            <text:p>https://stackoverflow.com/questions/371599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should we call System.exit in Java</text:p>
          </table:table-cell>
          <table:table-cell table:formula="of:=HYPERLINK(&quot;https://stackoverflow.com/questions/3716225/&quot;)" office:value-type="string" office:string-value="https://stackoverflow.com/questions/3716225/" calcext:value-type="string">
            <text:p>https://stackoverflow.com/questions/371622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should we call System.exit in Java</text:p>
          </table:table-cell>
          <table:table-cell table:formula="of:=HYPERLINK(&quot;https://stackoverflow.com/questions/19823373/&quot;)" office:value-type="string" office:string-value="https://stackoverflow.com/questions/19823373/" calcext:value-type="string">
            <text:p>https://stackoverflow.com/questions/1982337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ing a process using Java</text:p>
          </table:table-cell>
          <table:table-cell table:formula="of:=HYPERLINK(&quot;https://stackoverflow.com/questions/6356423/&quot;)" office:value-type="string" office:string-value="https://stackoverflow.com/questions/6356423/" calcext:value-type="string">
            <text:p>https://stackoverflow.com/questions/635642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ing a process using Java</text:p>
          </table:table-cell>
          <table:table-cell table:formula="of:=HYPERLINK(&quot;https://stackoverflow.com/questions/11366828/&quot;)" office:value-type="string" office:string-value="https://stackoverflow.com/questions/11366828/" calcext:value-type="string">
            <text:p>https://stackoverflow.com/questions/1136682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ing a process using Java</text:p>
          </table:table-cell>
          <table:table-cell table:formula="of:=HYPERLINK(&quot;https://stackoverflow.com/questions/16214693/&quot;)" office:value-type="string" office:string-value="https://stackoverflow.com/questions/16214693/" calcext:value-type="string">
            <text:p>https://stackoverflow.com/questions/1621469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ing a process using Java</text:p>
          </table:table-cell>
          <table:table-cell table:formula="of:=HYPERLINK(&quot;https://stackoverflow.com/questions/17430683/&quot;)" office:value-type="string" office:string-value="https://stackoverflow.com/questions/17430683/" calcext:value-type="string">
            <text:p>https://stackoverflow.com/questions/1743068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ing a process using Java</text:p>
          </table:table-cell>
          <table:table-cell table:formula="of:=HYPERLINK(&quot;https://stackoverflow.com/questions/42847787/&quot;)" office:value-type="string" office:string-value="https://stackoverflow.com/questions/42847787/" calcext:value-type="string">
            <text:p>https://stackoverflow.com/questions/4284778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a main method in Java return something?</text:p>
          </table:table-cell>
          <table:table-cell table:formula="of:=HYPERLINK(&quot;https://stackoverflow.com/questions/7130292/&quot;)" office:value-type="string" office:string-value="https://stackoverflow.com/questions/7130292/" calcext:value-type="string">
            <text:p>https://stackoverflow.com/questions/713029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a main method in Java return something?</text:p>
          </table:table-cell>
          <table:table-cell table:formula="of:=HYPERLINK(&quot;https://stackoverflow.com/questions/7130293/&quot;)" office:value-type="string" office:string-value="https://stackoverflow.com/questions/7130293/" calcext:value-type="string">
            <text:p>https://stackoverflow.com/questions/713029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inating a Java Program</text:p>
          </table:table-cell>
          <table:table-cell table:formula="of:=HYPERLINK(&quot;https://stackoverflow.com/questions/22453082/&quot;)" office:value-type="string" office:string-value="https://stackoverflow.com/questions/22453082/" calcext:value-type="string">
            <text:p>https://stackoverflow.com/questions/2245308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System.exit() to call another method within the same class</text:p>
          </table:table-cell>
          <table:table-cell table:formula="of:=HYPERLINK(&quot;https://stackoverflow.com/questions/31479477/&quot;)" office:value-type="string" office:string-value="https://stackoverflow.com/questions/31479477/" calcext:value-type="string">
            <text:p>https://stackoverflow.com/questions/3147947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System.exit() to call another method within the same class</text:p>
          </table:table-cell>
          <table:table-cell table:formula="of:=HYPERLINK(&quot;https://stackoverflow.com/questions/31479675/&quot;)" office:value-type="string" office:string-value="https://stackoverflow.com/questions/31479675/" calcext:value-type="string">
            <text:p>https://stackoverflow.com/questions/3147967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Default" office:value-type="string" calcext:value-type="string">
            <text:p><text:a xlink:href="https://www.java2s.com/example/java/jdbc/set-timestamp-to-database.html" xlink:type="simple">set Timestamp to Database</text:a></text:p>
          </table:table-cell>
          <table:table-cell table:style-name="Default"/>
          <table:table-cell/>
          <table:table-cell table:style-name="ce15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ce15"/>
          <table:table-cell table:number-columns-repeated="1020"/>
        </table:table-row>
        <table:table-row table:style-name="ro1">
          <table:table-cell table:style-name="Default" office:value-type="string" calcext:value-type="string">
            <text:p>Setting a JPA timestamp column to be generated by the database?</text:p>
          </table:table-cell>
          <table:table-cell table:style-name="Default" table:formula="of:=HYPERLINK(&quot;https://stackoverflow.com/questions/812742/&quot;)" office:value-type="string" office:string-value="https://stackoverflow.com/questions/812742/" calcext:value-type="string">
            <text:p>https://stackoverflow.com/questions/81274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tting a JPA timestamp column to be generated by the database?</text:p>
          </table:table-cell>
          <table:table-cell table:style-name="Default" table:formula="of:=HYPERLINK(&quot;https://stackoverflow.com/questions/5813237/&quot;)" office:value-type="string" office:string-value="https://stackoverflow.com/questions/5813237/" calcext:value-type="string">
            <text:p>https://stackoverflow.com/questions/581323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tting a JPA timestamp column to be generated by the database?</text:p>
          </table:table-cell>
          <table:table-cell table:style-name="Default" table:formula="of:=HYPERLINK(&quot;https://stackoverflow.com/questions/35417851/&quot;)" office:value-type="string" office:string-value="https://stackoverflow.com/questions/35417851/" calcext:value-type="string">
            <text:p>https://stackoverflow.com/questions/3541785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andling MySQL datetimes and timestamps in Java</text:p>
          </table:table-cell>
          <table:table-cell table:style-name="Default" table:formula="of:=HYPERLINK(&quot;https://stackoverflow.com/questions/3323870/&quot;)" office:value-type="string" office:string-value="https://stackoverflow.com/questions/3323870/" calcext:value-type="string">
            <text:p>https://stackoverflow.com/questions/3323870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andling MySQL datetimes and timestamps in Java</text:p>
          </table:table-cell>
          <table:table-cell table:style-name="Default" table:formula="of:=HYPERLINK(&quot;https://stackoverflow.com/questions/50004826/&quot;)" office:value-type="string" office:string-value="https://stackoverflow.com/questions/50004826/" calcext:value-type="string">
            <text:p>https://stackoverflow.com/questions/5000482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and time in a database using SQL?</text:p>
          </table:table-cell>
          <table:table-cell table:style-name="Default" table:formula="of:=HYPERLINK(&quot;https://stackoverflow.com/questions/3350978/&quot;)" office:value-type="string" office:string-value="https://stackoverflow.com/questions/3350978/" calcext:value-type="string">
            <text:p>https://stackoverflow.com/questions/335097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and time in a database using SQL?</text:p>
          </table:table-cell>
          <table:table-cell table:style-name="Default" table:formula="of:=HYPERLINK(&quot;https://stackoverflow.com/questions/23697131/&quot;)" office:value-type="string" office:string-value="https://stackoverflow.com/questions/23697131/" calcext:value-type="string">
            <text:p>https://stackoverflow.com/questions/2369713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and time in a database using SQL?</text:p>
          </table:table-cell>
          <table:table-cell table:style-name="Default" table:formula="of:=HYPERLINK(&quot;https://stackoverflow.com/questions/37061049/&quot;)" office:value-type="string" office:string-value="https://stackoverflow.com/questions/37061049/" calcext:value-type="string">
            <text:p>https://stackoverflow.com/questions/3706104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into mysql db using java</text:p>
          </table:table-cell>
          <table:table-cell table:style-name="Default" table:formula="of:=HYPERLINK(&quot;https://stackoverflow.com/questions/13112851/&quot;)" office:value-type="string" office:string-value="https://stackoverflow.com/questions/13112851/" calcext:value-type="string">
            <text:p>https://stackoverflow.com/questions/1311285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into mysql db using java</text:p>
          </table:table-cell>
          <table:table-cell table:style-name="Default" table:formula="of:=HYPERLINK(&quot;https://stackoverflow.com/questions/13112855/&quot;)" office:value-type="string" office:string-value="https://stackoverflow.com/questions/13112855/" calcext:value-type="string">
            <text:p>https://stackoverflow.com/questions/1311285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into mysql db using java</text:p>
          </table:table-cell>
          <table:table-cell table:style-name="Default" table:formula="of:=HYPERLINK(&quot;https://stackoverflow.com/questions/13112862/&quot;)" office:value-type="string" office:string-value="https://stackoverflow.com/questions/13112862/" calcext:value-type="string">
            <text:p>https://stackoverflow.com/questions/1311286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into mysql db using java</text:p>
          </table:table-cell>
          <table:table-cell table:style-name="Default" table:formula="of:=HYPERLINK(&quot;https://stackoverflow.com/questions/13112873/&quot;)" office:value-type="string" office:string-value="https://stackoverflow.com/questions/13112873/" calcext:value-type="string">
            <text:p>https://stackoverflow.com/questions/1311287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date into mysql db using java</text:p>
          </table:table-cell>
          <table:table-cell table:style-name="Default" table:formula="of:=HYPERLINK(&quot;https://stackoverflow.com/questions/34289457/&quot;)" office:value-type="string" office:string-value="https://stackoverflow.com/questions/34289457/" calcext:value-type="string">
            <text:p>https://stackoverflow.com/questions/3428945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s java.sql.Timestamp timezone specific?</text:p>
          </table:table-cell>
          <table:table-cell table:style-name="Default" office:value-type="string" calcext:value-type="string">
            <text:p>https://stackoverflow.com/questions/14070664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s java.sql.Timestamp timezone specific?</text:p>
          </table:table-cell>
          <table:table-cell table:style-name="Default" table:formula="of:=HYPERLINK(&quot;https://stackoverflow.com/questions/14070771/&quot;)" office:value-type="string" office:string-value="https://stackoverflow.com/questions/14070771/" calcext:value-type="string">
            <text:p>https://stackoverflow.com/questions/1407077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s java.sql.Timestamp timezone specific?</text:p>
          </table:table-cell>
          <table:table-cell table:style-name="Default" table:formula="of:=HYPERLINK(&quot;https://stackoverflow.com/questions/36983204/&quot;)" office:value-type="string" office:string-value="https://stackoverflow.com/questions/36983204/" calcext:value-type="string">
            <text:p>https://stackoverflow.com/questions/36983204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time in MySQL using Java</text:p>
          </table:table-cell>
          <table:table-cell table:style-name="Default" table:formula="of:=HYPERLINK(&quot;https://stackoverflow.com/questions/15534818/&quot;)" office:value-type="string" office:string-value="https://stackoverflow.com/questions/15534818/" calcext:value-type="string">
            <text:p>https://stackoverflow.com/questions/1553481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ow to insert current time in MySQL using Java</text:p>
          </table:table-cell>
          <table:table-cell table:style-name="Default" table:formula="of:=HYPERLINK(&quot;https://stackoverflow.com/questions/15534877/&quot;)" office:value-type="string" office:string-value="https://stackoverflow.com/questions/15534877/" calcext:value-type="string">
            <text:p>https://stackoverflow.com/questions/1553487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tting timestamp to current time in Java</text:p>
          </table:table-cell>
          <table:table-cell table:style-name="Default" table:formula="of:=HYPERLINK(&quot;https://stackoverflow.com/questions/32204980/&quot;)" office:value-type="string" office:string-value="https://stackoverflow.com/questions/32204980/" calcext:value-type="string">
            <text:p>https://stackoverflow.com/questions/3220498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tting timestamp to current time in Java</text:p>
          </table:table-cell>
          <table:table-cell table:style-name="Default" table:formula="of:=HYPERLINK(&quot;https://stackoverflow.com/questions/32205372/&quot;)" office:value-type="string" office:string-value="https://stackoverflow.com/questions/32205372/" calcext:value-type="string">
            <text:p>https://stackoverflow.com/questions/3220537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example/java/java.net/convert-url-query-string-to-map.html" xlink:type="simple">convert URL query String to Map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1667436/&quot;)" office:value-type="string" office:string-value="https://stackoverflow.com/questions/1667436/" calcext:value-type="string">
            <text:p>https://stackoverflow.com/questions/166743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2969715/&quot;)" office:value-type="string" office:string-value="https://stackoverflow.com/questions/2969715/" calcext:value-type="string">
            <text:p>https://stackoverflow.com/questions/296971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4342549/&quot;)" office:value-type="string" office:string-value="https://stackoverflow.com/questions/4342549/" calcext:value-type="string">
            <text:p>https://stackoverflow.com/questions/434254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5355866/&quot;)" office:value-type="string" office:string-value="https://stackoverflow.com/questions/5355866/" calcext:value-type="string">
            <text:p>https://stackoverflow.com/questions/535586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6504381/&quot;)" office:value-type="string" office:string-value="https://stackoverflow.com/questions/6504381/" calcext:value-type="string">
            <text:p>https://stackoverflow.com/questions/650438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9249147/&quot;)" office:value-type="string" office:string-value="https://stackoverflow.com/questions/9249147/" calcext:value-type="string">
            <text:p>https://stackoverflow.com/questions/924914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9773975/&quot;)" office:value-type="string" office:string-value="https://stackoverflow.com/questions/9773975/" calcext:value-type="string">
            <text:p>https://stackoverflow.com/questions/977397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13615838/&quot;)" office:value-type="string" office:string-value="https://stackoverflow.com/questions/13615838/" calcext:value-type="string">
            <text:p>https://stackoverflow.com/questions/1361583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17546198/&quot;)" office:value-type="string" office:string-value="https://stackoverflow.com/questions/17546198/" calcext:value-type="string">
            <text:p>https://stackoverflow.com/questions/1754619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34040238/&quot;)" office:value-type="string" office:string-value="https://stackoverflow.com/questions/34040238/" calcext:value-type="string">
            <text:p>https://stackoverflow.com/questions/3404023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35638979/&quot;)" office:value-type="string" office:string-value="https://stackoverflow.com/questions/35638979/" calcext:value-type="string">
            <text:p>https://stackoverflow.com/questions/3563897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ing query strings on Android</text:p>
          </table:table-cell>
          <table:table-cell table:formula="of:=HYPERLINK(&quot;https://stackoverflow.com/questions/40238359/&quot;)" office:value-type="string" office:string-value="https://stackoverflow.com/questions/40238359/" calcext:value-type="string">
            <text:p>https://stackoverflow.com/questions/4023835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2810102/&quot;)" office:value-type="string" office:string-value="https://stackoverflow.com/questions/2810102/" calcext:value-type="string">
            <text:p>https://stackoverflow.com/questions/281010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19449298/&quot;)" office:value-type="string" office:string-value="https://stackoverflow.com/questions/19449298/" calcext:value-type="string">
            <text:p>https://stackoverflow.com/questions/1944929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25299206/&quot;)" office:value-type="string" office:string-value="https://stackoverflow.com/questions/25299206/" calcext:value-type="string">
            <text:p>https://stackoverflow.com/questions/2529920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30242274/&quot;)" office:value-type="string" office:string-value="https://stackoverflow.com/questions/30242274/" calcext:value-type="string">
            <text:p>https://stackoverflow.com/questions/30242274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35831692/&quot;)" office:value-type="string" office:string-value="https://stackoverflow.com/questions/35831692/" calcext:value-type="string">
            <text:p>https://stackoverflow.com/questions/3583169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37744000/&quot;)" office:value-type="string" office:string-value="https://stackoverflow.com/questions/37744000/" calcext:value-type="string">
            <text:p>https://stackoverflow.com/questions/3774400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onvert map to url query string?</text:p>
          </table:table-cell>
          <table:table-cell table:formula="of:=HYPERLINK(&quot;https://stackoverflow.com/questions/44855441/&quot;)" office:value-type="string" office:string-value="https://stackoverflow.com/questions/44855441/" calcext:value-type="string">
            <text:p>https://stackoverflow.com/questions/4485544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 String Manipulation in Java</text:p>
          </table:table-cell>
          <table:table-cell table:formula="of:=HYPERLINK(&quot;https://stackoverflow.com/questions/4128529/&quot;)" office:value-type="string" office:string-value="https://stackoverflow.com/questions/4128529/" calcext:value-type="string">
            <text:p>https://stackoverflow.com/questions/412852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 String Manipulation in Java</text:p>
          </table:table-cell>
          <table:table-cell table:formula="of:=HYPERLINK(&quot;https://stackoverflow.com/questions/4128925/&quot;)" office:value-type="string" office:string-value="https://stackoverflow.com/questions/4128925/" calcext:value-type="string">
            <text:p>https://stackoverflow.com/questions/412892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 String Manipulation in Java</text:p>
          </table:table-cell>
          <table:table-cell table:formula="of:=HYPERLINK(&quot;https://stackoverflow.com/questions/25373435/&quot;)" office:value-type="string" office:string-value="https://stackoverflow.com/questions/25373435/" calcext:value-type="string">
            <text:p>https://stackoverflow.com/questions/2537343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 String Manipulation in Java</text:p>
          </table:table-cell>
          <table:table-cell table:formula="of:=HYPERLINK(&quot;https://stackoverflow.com/questions/46113985/&quot;)" office:value-type="string" office:string-value="https://stackoverflow.com/questions/46113985/" calcext:value-type="string">
            <text:p>https://stackoverflow.com/questions/4611398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nvert Map to QueryString</text:p>
          </table:table-cell>
          <table:table-cell table:formula="of:=HYPERLINK(&quot;https://stackoverflow.com/questions/7671617/&quot;)" office:value-type="string" office:string-value="https://stackoverflow.com/questions/7671617/" calcext:value-type="string">
            <text:p>https://stackoverflow.com/questions/767161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Convert Map to QueryString</text:p>
          </table:table-cell>
          <table:table-cell table:formula="of:=HYPERLINK(&quot;https://stackoverflow.com/questions/7671650/&quot;)" office:value-type="string" office:string-value="https://stackoverflow.com/questions/7671650/" calcext:value-type="string">
            <text:p>https://stackoverflow.com/questions/767165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13592324/&quot;)" office:value-type="string" office:string-value="https://stackoverflow.com/questions/13592324/" calcext:value-type="string">
            <text:p>https://stackoverflow.com/questions/13592324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13592567/&quot;)" office:value-type="string" office:string-value="https://stackoverflow.com/questions/13592567/" calcext:value-type="string">
            <text:p>https://stackoverflow.com/questions/1359256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23752349/&quot;)" office:value-type="string" office:string-value="https://stackoverflow.com/questions/23752349/" calcext:value-type="string">
            <text:p>https://stackoverflow.com/questions/2375234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30269582/&quot;)" office:value-type="string" office:string-value="https://stackoverflow.com/questions/30269582/" calcext:value-type="string">
            <text:p>https://stackoverflow.com/questions/3026958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37368660/&quot;)" office:value-type="string" office:string-value="https://stackoverflow.com/questions/37368660/" calcext:value-type="string">
            <text:p>https://stackoverflow.com/questions/3736866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37600116/&quot;)" office:value-type="string" office:string-value="https://stackoverflow.com/questions/37600116/" calcext:value-type="string">
            <text:p>https://stackoverflow.com/questions/3760011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39348897/&quot;)" office:value-type="string" office:string-value="https://stackoverflow.com/questions/39348897/" calcext:value-type="string">
            <text:p>https://stackoverflow.com/questions/3934889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46958658/&quot;)" office:value-type="string" office:string-value="https://stackoverflow.com/questions/46958658/" calcext:value-type="string">
            <text:p>https://stackoverflow.com/questions/4695865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e a URI String into Name-Value Collection</text:p>
          </table:table-cell>
          <table:table-cell table:formula="of:=HYPERLINK(&quot;https://stackoverflow.com/questions/48594445/&quot;)" office:value-type="string" office:string-value="https://stackoverflow.com/questions/48594445/" calcext:value-type="string">
            <text:p>https://stackoverflow.com/questions/4859444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Code/Java/Language-Basics/Returnstherootcauseofanexception.htm" xlink:type="simple">Returns the root cause of the specified exception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Causes of getting a java.lang.VerifyError</text:p>
          </table:table-cell>
          <table:table-cell table:formula="of:=HYPERLINK(&quot;https://stackoverflow.com/questions/23325795/&quot;)" office:value-type="string" office:string-value="https://stackoverflow.com/questions/23325795/" calcext:value-type="string">
            <text:p>https://stackoverflow.com/questions/23325795/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es of getting a java.lang.VerifyError</text:p>
          </table:table-cell>
          <table:table-cell table:formula="of:=HYPERLINK(&quot;https://stackoverflow.com/questions/29471655/&quot;)" office:value-type="string" office:string-value="https://stackoverflow.com/questions/29471655/" calcext:value-type="string">
            <text:p>https://stackoverflow.com/questions/29471655/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way to check whether a certain exception type was the cause (of a cause, etc ...) in a nested exception?</text:p>
          </table:table-cell>
          <table:table-cell table:formula="of:=HYPERLINK(&quot;https://stackoverflow.com/questions/610700/&quot;)" office:value-type="string" office:string-value="https://stackoverflow.com/questions/610700/" calcext:value-type="string">
            <text:p>https://stackoverflow.com/questions/61070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way to check whether a certain exception type was the cause (of a cause, etc ...) in a nested exception?</text:p>
          </table:table-cell>
          <table:table-cell table:formula="of:=HYPERLINK(&quot;https://stackoverflow.com/questions/610702/&quot;)" office:value-type="string" office:string-value="https://stackoverflow.com/questions/610702/" calcext:value-type="string">
            <text:p>https://stackoverflow.com/questions/61070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way to check whether a certain exception type was the cause (of a cause, etc ...) in a nested exception?</text:p>
          </table:table-cell>
          <table:table-cell table:formula="of:=HYPERLINK(&quot;https://stackoverflow.com/questions/610831/&quot;)" office:value-type="string" office:string-value="https://stackoverflow.com/questions/610831/" calcext:value-type="string">
            <text:p>https://stackoverflow.com/questions/61083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way to check whether a certain exception type was the cause (of a cause, etc ...) in a nested exception?</text:p>
          </table:table-cell>
          <table:table-cell table:formula="of:=HYPERLINK(&quot;https://stackoverflow.com/questions/24872376/&quot;)" office:value-type="string" office:string-value="https://stackoverflow.com/questions/24872376/" calcext:value-type="string">
            <text:p>https://stackoverflow.com/questions/2487237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way to check whether a certain exception type was the cause (of a cause, etc ...) in a nested exception?</text:p>
          </table:table-cell>
          <table:table-cell table:formula="of:=HYPERLINK(&quot;https://stackoverflow.com/questions/29252884/&quot;)" office:value-type="string" office:string-value="https://stackoverflow.com/questions/29252884/" calcext:value-type="string">
            <text:p>https://stackoverflow.com/questions/2925288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hrowing exceptions in Java without losing the stack trace</text:p>
          </table:table-cell>
          <table:table-cell table:formula="of:=HYPERLINK(&quot;https://stackoverflow.com/questions/27827221/&quot;)" office:value-type="string" office:string-value="https://stackoverflow.com/questions/27827221/" calcext:value-type="string">
            <text:p>https://stackoverflow.com/questions/2782722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17747232/&quot;)" office:value-type="string" office:string-value="https://stackoverflow.com/questions/17747232/" calcext:value-type="string">
            <text:p>https://stackoverflow.com/questions/1774723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17747256/&quot;)" office:value-type="string" office:string-value="https://stackoverflow.com/questions/17747256/" calcext:value-type="string">
            <text:p>https://stackoverflow.com/questions/1774725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27815130/&quot;)" office:value-type="string" office:string-value="https://stackoverflow.com/questions/27815130/" calcext:value-type="string">
            <text:p>https://stackoverflow.com/questions/27815130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28565320/&quot;)" office:value-type="string" office:string-value="https://stackoverflow.com/questions/28565320/" calcext:value-type="string">
            <text:p>https://stackoverflow.com/questions/2856532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37245292/&quot;)" office:value-type="string" office:string-value="https://stackoverflow.com/questions/37245292/" calcext:value-type="string">
            <text:p>https://stackoverflow.com/questions/3724529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44699391/&quot;)" office:value-type="string" office:string-value="https://stackoverflow.com/questions/44699391/" calcext:value-type="string">
            <text:p>https://stackoverflow.com/questions/4469939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loop through Exception getCause() to find root cause with detail message</text:p>
          </table:table-cell>
          <table:table-cell table:formula="of:=HYPERLINK(&quot;https://stackoverflow.com/questions/48753471/&quot;)" office:value-type="string" office:string-value="https://stackoverflow.com/questions/48753471/" calcext:value-type="string">
            <text:p>https://stackoverflow.com/questions/4875347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Tutorial/Java/0320__Network/GettingtheCookiesfromanHTTPConnection.htm" xlink:type="simple">Getting the Cookies from an HTTP Connection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2793153/&quot;)" office:value-type="string" office:string-value="https://stackoverflow.com/questions/2793153/" calcext:value-type="string">
            <text:p>https://stackoverflow.com/questions/279315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8394587/&quot;)" office:value-type="string" office:string-value="https://stackoverflow.com/questions/8394587/" calcext:value-type="string">
            <text:p>https://stackoverflow.com/questions/839458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19418989/&quot;)" office:value-type="string" office:string-value="https://stackoverflow.com/questions/19418989/" calcext:value-type="string">
            <text:p>https://stackoverflow.com/questions/1941898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20239958/&quot;)" office:value-type="string" office:string-value="https://stackoverflow.com/questions/20239958/" calcext:value-type="string">
            <text:p>https://stackoverflow.com/questions/2023995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26556900/&quot;)" office:value-type="string" office:string-value="https://stackoverflow.com/questions/26556900/" calcext:value-type="string">
            <text:p>https://stackoverflow.com/questions/2655690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27547168/&quot;)" office:value-type="string" office:string-value="https://stackoverflow.com/questions/27547168/" calcext:value-type="string">
            <text:p>https://stackoverflow.com/questions/2754716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34810741/&quot;)" office:value-type="string" office:string-value="https://stackoverflow.com/questions/34810741/" calcext:value-type="string">
            <text:p>https://stackoverflow.com/questions/3481074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java.net.URLConnection to fire and handle HTTP requests</text:p>
          </table:table-cell>
          <table:table-cell table:formula="of:=HYPERLINK(&quot;https://stackoverflow.com/questions/36932953/&quot;)" office:value-type="string" office:string-value="https://stackoverflow.com/questions/36932953/" calcext:value-type="string">
            <text:p>https://stackoverflow.com/questions/3693295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 Cookies at Http Get method using Java</text:p>
          </table:table-cell>
          <table:table-cell table:formula="of:=HYPERLINK(&quot;https://stackoverflow.com/questions/3249263/&quot;)" office:value-type="string" office:string-value="https://stackoverflow.com/questions/3249263/" calcext:value-type="string">
            <text:p>https://stackoverflow.com/questions/324926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 Cookies at Http Get method using Java</text:p>
          </table:table-cell>
          <table:table-cell table:formula="of:=HYPERLINK(&quot;https://stackoverflow.com/questions/3249428/&quot;)" office:value-type="string" office:string-value="https://stackoverflow.com/questions/3249428/" calcext:value-type="string">
            <text:p>https://stackoverflow.com/questions/324942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cookies with Java?</text:p>
          </table:table-cell>
          <table:table-cell table:formula="of:=HYPERLINK(&quot;https://stackoverflow.com/questions/5921409/&quot;)" office:value-type="string" office:string-value="https://stackoverflow.com/questions/5921409/" calcext:value-type="string">
            <text:p>https://stackoverflow.com/questions/592140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up posting and cookie</text:p>
          </table:table-cell>
          <table:table-cell table:formula="of:=HYPERLINK(&quot;https://stackoverflow.com/questions/6476916/&quot;)" office:value-type="string" office:string-value="https://stackoverflow.com/questions/6476916/" calcext:value-type="string">
            <text:p>https://stackoverflow.com/questions/647691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up posting and cookie</text:p>
          </table:table-cell>
          <table:table-cell table:formula="of:=HYPERLINK(&quot;https://stackoverflow.com/questions/10533408/&quot;)" office:value-type="string" office:string-value="https://stackoverflow.com/questions/10533408/" calcext:value-type="string">
            <text:p>https://stackoverflow.com/questions/1053340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up posting and cookie</text:p>
          </table:table-cell>
          <table:table-cell table:formula="of:=HYPERLINK(&quot;https://stackoverflow.com/questions/14077817/&quot;)" office:value-type="string" office:string-value="https://stackoverflow.com/questions/14077817/" calcext:value-type="string">
            <text:p>https://stackoverflow.com/questions/1407781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HYPERLINK(&quot;HttpsURLConnection and Cookies&quot;)" office:value-type="string" office:string-value="HttpsURLConnection and Cookies" calcext:value-type="string">
            <text:p>HttpsURLConnection and Cookies</text:p>
          </table:table-cell>
          <table:table-cell table:formula="of:=HYPERLINK(&quot;https://stackoverflow.com/questions/11863399/&quot;)" office:value-type="string" office:string-value="https://stackoverflow.com/questions/11863399/" calcext:value-type="string">
            <text:p>https://stackoverflow.com/questions/1186339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nd a cookie in a URLConnection?</text:p>
          </table:table-cell>
          <table:table-cell table:formula="of:=HYPERLINK(&quot;https://stackoverflow.com/questions/27094464/&quot;)" office:value-type="string" office:string-value="https://stackoverflow.com/questions/27094464/" calcext:value-type="string">
            <text:p>https://stackoverflow.com/questions/27094464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Default" office:value-type="string" calcext:value-type="string">
            <text:p><text:a xlink:href="https://www.java2s.com/example/java/collection-framework/fill-array-with-filling-char.html" xlink:type="simple">fill array with filling char</text:a></text:p>
          </table:table-cell>
          <table:table-cell table:style-name="Default"/>
          <table:table-cell/>
          <table:table-cell table:style-name="ce15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ce15"/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802940/&quot;)" office:value-type="string" office:string-value="https://stackoverflow.com/questions/1802940/" calcext:value-type="string">
            <text:p>https://stackoverflow.com/questions/180294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802944/&quot;)" office:value-type="string" office:string-value="https://stackoverflow.com/questions/1802944/" calcext:value-type="string">
            <text:p>https://stackoverflow.com/questions/1802944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802950/&quot;)" office:value-type="string" office:string-value="https://stackoverflow.com/questions/1802950/" calcext:value-type="string">
            <text:p>https://stackoverflow.com/questions/180295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802970/&quot;)" office:value-type="string" office:string-value="https://stackoverflow.com/questions/1802970/" calcext:value-type="string">
            <text:p>https://stackoverflow.com/questions/180297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803014/&quot;)" office:value-type="string" office:string-value="https://stackoverflow.com/questions/1803014/" calcext:value-type="string">
            <text:p>https://stackoverflow.com/questions/180301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2180392/&quot;)" office:value-type="string" office:string-value="https://stackoverflow.com/questions/2180392/" calcext:value-type="string">
            <text:p>https://stackoverflow.com/questions/218039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4049802/&quot;)" office:value-type="string" office:string-value="https://stackoverflow.com/questions/14049802/" calcext:value-type="string">
            <text:p>https://stackoverflow.com/questions/1404980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19495434/&quot;)" office:value-type="string" office:string-value="https://stackoverflow.com/questions/19495434/" calcext:value-type="string">
            <text:p>https://stackoverflow.com/questions/1949543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25380937/&quot;)" office:value-type="string" office:string-value="https://stackoverflow.com/questions/25380937/" calcext:value-type="string">
            <text:p>https://stackoverflow.com/questions/2538093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30167540/&quot;)" office:value-type="string" office:string-value="https://stackoverflow.com/questions/30167540/" calcext:value-type="string">
            <text:p>https://stackoverflow.com/questions/3016754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va - Create a new String instance with specified length and filled with specific character. Best solution?</text:p>
          </table:table-cell>
          <table:table-cell table:style-name="Default" table:formula="of:=HYPERLINK(&quot;https://stackoverflow.com/questions/35205254/&quot;)" office:value-type="string" office:string-value="https://stackoverflow.com/questions/35205254/" calcext:value-type="string">
            <text:p>https://stackoverflow.com/questions/35205254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ndroid, how to populate a CharSequence array dynamically (not initializing?)</text:p>
          </table:table-cell>
          <table:table-cell table:style-name="Default" table:formula="of:=HYPERLINK(&quot;https://stackoverflow.com/questions/7063875/&quot;)" office:value-type="string" office:string-value="https://stackoverflow.com/questions/7063875/" calcext:value-type="string">
            <text:p>https://stackoverflow.com/questions/706387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ndroid, how to populate a CharSequence array dynamically (not initializing?)</text:p>
          </table:table-cell>
          <table:table-cell table:style-name="Default" table:formula="of:=HYPERLINK(&quot;https://stackoverflow.com/questions/7063903/&quot;)" office:value-type="string" office:string-value="https://stackoverflow.com/questions/7063903/" calcext:value-type="string">
            <text:p>https://stackoverflow.com/questions/706390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ndroid, how to populate a CharSequence array dynamically (not initializing?)</text:p>
          </table:table-cell>
          <table:table-cell table:style-name="Default" table:formula="of:=HYPERLINK(&quot;https://stackoverflow.com/questions/7063917/&quot;)" office:value-type="string" office:string-value="https://stackoverflow.com/questions/7063917/" calcext:value-type="string">
            <text:p>https://stackoverflow.com/questions/706391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stest way to set all values of an array?</text:p>
          </table:table-cell>
          <table:table-cell table:style-name="Default" table:formula="of:=HYPERLINK(&quot;https://stackoverflow.com/questions/9128764/&quot;)" office:value-type="string" office:string-value="https://stackoverflow.com/questions/9128764/" calcext:value-type="string">
            <text:p>https://stackoverflow.com/questions/9128764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stest way to set all values of an array?</text:p>
          </table:table-cell>
          <table:table-cell table:style-name="Default" table:formula="of:=HYPERLINK(&quot;https://stackoverflow.com/questions/9128783/&quot;)" office:value-type="string" office:string-value="https://stackoverflow.com/questions/9128783/" calcext:value-type="string">
            <text:p>https://stackoverflow.com/questions/912878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stest way to set all values of an array?</text:p>
          </table:table-cell>
          <table:table-cell table:style-name="Default" table:formula="of:=HYPERLINK(&quot;https://stackoverflow.com/questions/14097732/&quot;)" office:value-type="string" office:string-value="https://stackoverflow.com/questions/14097732/" calcext:value-type="string">
            <text:p>https://stackoverflow.com/questions/1409773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stest way to set all values of an array?</text:p>
          </table:table-cell>
          <table:table-cell table:style-name="Default" table:formula="of:=HYPERLINK(&quot;https://stackoverflow.com/questions/15330877/&quot;)" office:value-type="string" office:string-value="https://stackoverflow.com/questions/15330877/" calcext:value-type="string">
            <text:p>https://stackoverflow.com/questions/1533087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stest way to set all values of an array?</text:p>
          </table:table-cell>
          <table:table-cell table:style-name="Default" table:formula="of:=HYPERLINK(&quot;https://stackoverflow.com/questions/25508988/&quot;)" office:value-type="string" office:string-value="https://stackoverflow.com/questions/25508988/" calcext:value-type="string">
            <text:p>https://stackoverflow.com/questions/2550898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example/java/network/get-browser-from-user-agent.html" xlink:type="simple">get Browser from user agent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can I get client information such as OS and browser</text:p>
          </table:table-cell>
          <table:table-cell table:formula="of:=HYPERLINK(&quot;https://stackoverflow.com/questions/1328393/&quot;)" office:value-type="string" office:string-value="https://stackoverflow.com/questions/1328393/" calcext:value-type="string">
            <text:p>https://stackoverflow.com/questions/132839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get client information such as OS and browser</text:p>
          </table:table-cell>
          <table:table-cell table:formula="of:=HYPERLINK(&quot;https://stackoverflow.com/questions/18030465/&quot;)" office:value-type="string" office:string-value="https://stackoverflow.com/questions/18030465/" calcext:value-type="string">
            <text:p>https://stackoverflow.com/questions/1803046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get client information such as OS and browser</text:p>
          </table:table-cell>
          <table:table-cell table:formula="of:=HYPERLINK(&quot;https://stackoverflow.com/questions/26870975/&quot;)" office:value-type="string" office:string-value="https://stackoverflow.com/questions/26870975/" calcext:value-type="string">
            <text:p>https://stackoverflow.com/questions/2687097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ser version detection from server side with java</text:p>
          </table:table-cell>
          <table:table-cell table:formula="of:=HYPERLINK(&quot;https://stackoverflow.com/questions/13229552/&quot;)" office:value-type="string" office:string-value="https://stackoverflow.com/questions/13229552/" calcext:value-type="string">
            <text:p>https://stackoverflow.com/questions/1322955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est.getHeader(User-Agent) throws npe</text:p>
          </table:table-cell>
          <table:table-cell table:formula="of:=HYPERLINK(&quot;https://stackoverflow.com/questions/10848455/&quot;)" office:value-type="string" office:string-value="https://stackoverflow.com/questions/10848455/" calcext:value-type="string">
            <text:p>https://stackoverflow.com/questions/1084845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exact client browser name and version in Spring MVC?</text:p>
          </table:table-cell>
          <table:table-cell table:formula="of:=HYPERLINK(&quot;https://stackoverflow.com/questions/28323383/&quot;)" office:value-type="string" office:string-value="https://stackoverflow.com/questions/28323383/" calcext:value-type="string">
            <text:p>https://stackoverflow.com/questions/2832338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example/java/file-path-io/import-csv-from-file.html" xlink:type="simple">import Csv from File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CSV API for Java</text:p>
          </table:table-cell>
          <table:table-cell table:formula="of:=HYPERLINK(&quot;https://stackoverflow.com/questions/105649/&quot;)" office:value-type="string" office:string-value="https://stackoverflow.com/questions/105649/" calcext:value-type="string">
            <text:p>https://stackoverflow.com/questions/10564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V API for Java</text:p>
          </table:table-cell>
          <table:table-cell table:formula="of:=HYPERLINK(&quot;https://stackoverflow.com/questions/2146086/&quot;)" office:value-type="string" office:string-value="https://stackoverflow.com/questions/2146086/" calcext:value-type="string">
            <text:p>https://stackoverflow.com/questions/214608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V API for Java</text:p>
          </table:table-cell>
          <table:table-cell table:formula="of:=HYPERLINK(&quot;https://stackoverflow.com/questions/6437500/&quot;)" office:value-type="string" office:string-value="https://stackoverflow.com/questions/6437500/" calcext:value-type="string">
            <text:p>https://stackoverflow.com/questions/643750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Office.org import csv with Java</text:p>
          </table:table-cell>
          <table:table-cell table:formula="of:=HYPERLINK(&quot;https://stackoverflow.com/questions/439109/&quot;)" office:value-type="string" office:string-value="https://stackoverflow.com/questions/439109/" calcext:value-type="string">
            <text:p>https://stackoverflow.com/questions/43910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SV with Scanner()</text:p>
          </table:table-cell>
          <table:table-cell table:formula="of:=HYPERLINK(&quot;https://stackoverflow.com/questions/14274319/&quot;)" office:value-type="string" office:string-value="https://stackoverflow.com/questions/14274319/" calcext:value-type="string">
            <text:p>https://stackoverflow.com/questions/1427431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SV with Scanner()</text:p>
          </table:table-cell>
          <table:table-cell table:formula="of:=HYPERLINK(&quot;https://stackoverflow.com/questions/14274321/&quot;)" office:value-type="string" office:string-value="https://stackoverflow.com/questions/14274321/" calcext:value-type="string">
            <text:p>https://stackoverflow.com/questions/1427432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CSV values to a HashMap key value pairs in JAVA</text:p>
          </table:table-cell>
          <table:table-cell table:formula="of:=HYPERLINK(&quot;https://stackoverflow.com/questions/20068460/&quot;)" office:value-type="string" office:string-value="https://stackoverflow.com/questions/20068460/" calcext:value-type="string">
            <text:p>https://stackoverflow.com/questions/2006846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CSV values to a HashMap key value pairs in JAVA</text:p>
          </table:table-cell>
          <table:table-cell table:formula="of:=HYPERLINK(&quot;https://stackoverflow.com/questions/20068534/&quot;)" office:value-type="string" office:string-value="https://stackoverflow.com/questions/20068534/" calcext:value-type="string">
            <text:p>https://stackoverflow.com/questions/2006853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 CSV values to a HashMap key value pairs in JAVA</text:p>
          </table:table-cell>
          <table:table-cell table:formula="of:=HYPERLINK(&quot;https://stackoverflow.com/questions/34510444/&quot;)" office:value-type="string" office:string-value="https://stackoverflow.com/questions/34510444/" calcext:value-type="string">
            <text:p>https://stackoverflow.com/questions/3451044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ing data from csv file into access database using java</text:p>
          </table:table-cell>
          <table:table-cell table:formula="of:=HYPERLINK(&quot;https://stackoverflow.com/questions/26649081/&quot;)" office:value-type="string" office:string-value="https://stackoverflow.com/questions/26649081/" calcext:value-type="string">
            <text:p>https://stackoverflow.com/questions/2664908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ing data from csv file into access database using java</text:p>
          </table:table-cell>
          <table:table-cell table:formula="of:=HYPERLINK(&quot;https://stackoverflow.com/questions/26688543/&quot;)" office:value-type="string" office:string-value="https://stackoverflow.com/questions/26688543/" calcext:value-type="string">
            <text:p>https://stackoverflow.com/questions/2668854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 a csv file into a array</text:p>
          </table:table-cell>
          <table:table-cell table:formula="of:=HYPERLINK(&quot;https://stackoverflow.com/questions/40075446/&quot;)" office:value-type="string" office:string-value="https://stackoverflow.com/questions/40075446/" calcext:value-type="string">
            <text:p>https://stackoverflow.com/questions/4007544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example/java/file-path-io/check-if-a-path-is-a-symbolic-link.html" xlink:type="simple">Check if a path is a symbolic link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Java 1.6 - determine symbolic links</text:p>
          </table:table-cell>
          <table:table-cell table:formula="of:=HYPERLINK(&quot;https://stackoverflow.com/questions/813730/&quot;)" office:value-type="string" office:string-value="https://stackoverflow.com/questions/813730/" calcext:value-type="string">
            <text:p>https://stackoverflow.com/questions/813730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1.6 - determine symbolic links</text:p>
          </table:table-cell>
          <table:table-cell table:formula="of:=HYPERLINK(&quot;https://stackoverflow.com/questions/5290912/&quot;)" office:value-type="string" office:string-value="https://stackoverflow.com/questions/5290912/" calcext:value-type="string">
            <text:p>https://stackoverflow.com/questions/529091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1.6 - determine symbolic links</text:p>
          </table:table-cell>
          <table:table-cell table:formula="of:=HYPERLINK(&quot;https://stackoverflow.com/questions/9040781/&quot;)" office:value-type="string" office:string-value="https://stackoverflow.com/questions/9040781/" calcext:value-type="string">
            <text:p>https://stackoverflow.com/questions/904078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1816676/&quot;)" office:value-type="string" office:string-value="https://stackoverflow.com/questions/1816676/" calcext:value-type="string">
            <text:p>https://stackoverflow.com/questions/181667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1816685/&quot;)" office:value-type="string" office:string-value="https://stackoverflow.com/questions/1816685/" calcext:value-type="string">
            <text:p>https://stackoverflow.com/questions/181668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1816707/&quot;)" office:value-type="string" office:string-value="https://stackoverflow.com/questions/1816707/" calcext:value-type="string">
            <text:p>https://stackoverflow.com/questions/181670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16790099/&quot;)" office:value-type="string" office:string-value="https://stackoverflow.com/questions/16790099/" calcext:value-type="string">
            <text:p>https://stackoverflow.com/questions/1679009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18371026/&quot;)" office:value-type="string" office:string-value="https://stackoverflow.com/questions/18371026/" calcext:value-type="string">
            <text:p>https://stackoverflow.com/questions/1837102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23552306/&quot;)" office:value-type="string" office:string-value="https://stackoverflow.com/questions/23552306/" calcext:value-type="string">
            <text:p>https://stackoverflow.com/questions/2355230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28065585/&quot;)" office:value-type="string" office:string-value="https://stackoverflow.com/questions/28065585/" calcext:value-type="string">
            <text:p>https://stackoverflow.com/questions/2806558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29871787/&quot;)" office:value-type="string" office:string-value="https://stackoverflow.com/questions/29871787/" calcext:value-type="string">
            <text:p>https://stackoverflow.com/questions/2987178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37570277/&quot;)" office:value-type="string" office:string-value="https://stackoverflow.com/questions/37570277/" calcext:value-type="string">
            <text:p>https://stackoverflow.com/questions/3757027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39256292/&quot;)" office:value-type="string" office:string-value="https://stackoverflow.com/questions/39256292/" calcext:value-type="string">
            <text:p>https://stackoverflow.com/questions/3925629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40905710/&quot;)" office:value-type="string" office:string-value="https://stackoverflow.com/questions/40905710/" calcext:value-type="string">
            <text:p>https://stackoverflow.com/questions/4090571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43631487/&quot;)" office:value-type="string" office:string-value="https://stackoverflow.com/questions/43631487/" calcext:value-type="string">
            <text:p>https://stackoverflow.com/questions/4363148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46296992/&quot;)" office:value-type="string" office:string-value="https://stackoverflow.com/questions/46296992/" calcext:value-type="string">
            <text:p>https://stackoverflow.com/questions/4629699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check if a file exists in Java?</text:p>
          </table:table-cell>
          <table:table-cell table:formula="of:=HYPERLINK(&quot;https://stackoverflow.com/questions/47451027/&quot;)" office:value-type="string" office:string-value="https://stackoverflow.com/questions/47451027/" calcext:value-type="string">
            <text:p>https://stackoverflow.com/questions/4745102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a symlink in Java</text:p>
          </table:table-cell>
          <table:table-cell table:formula="of:=HYPERLINK(&quot;https://stackoverflow.com/questions/19611804/&quot;)" office:value-type="string" office:string-value="https://stackoverflow.com/questions/19611804/" calcext:value-type="string">
            <text:p>https://stackoverflow.com/questions/19611804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Linux: how to detect whether two java.io.Files refer to the same physical file</text:p>
          </table:table-cell>
          <table:table-cell table:formula="of:=HYPERLINK(&quot;https://stackoverflow.com/questions/5883305/&quot;)" office:value-type="string" office:string-value="https://stackoverflow.com/questions/5883305/" calcext:value-type="string">
            <text:p>https://stackoverflow.com/questions/588330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Linux: how to detect whether two java.io.Files refer to the same physical file</text:p>
          </table:table-cell>
          <table:table-cell table:formula="of:=HYPERLINK(&quot;https://stackoverflow.com/questions/5883320/&quot;)" office:value-type="string" office:string-value="https://stackoverflow.com/questions/5883320/" calcext:value-type="string">
            <text:p>https://stackoverflow.com/questions/588332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Linux: how to detect whether two java.io.Files refer to the same physical file</text:p>
          </table:table-cell>
          <table:table-cell table:formula="of:=HYPERLINK(&quot;https://stackoverflow.com/questions/5883716/&quot;)" office:value-type="string" office:string-value="https://stackoverflow.com/questions/5883716/" calcext:value-type="string">
            <text:p>https://stackoverflow.com/questions/588371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Linux: how to detect whether two java.io.Files refer to the same physical file</text:p>
          </table:table-cell>
          <table:table-cell table:formula="of:=HYPERLINK(&quot;https://stackoverflow.com/questions/5883998/&quot;)" office:value-type="string" office:string-value="https://stackoverflow.com/questions/5883998/" calcext:value-type="string">
            <text:p>https://stackoverflow.com/questions/588399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e whether a file is a junction (in Windows) or not?</text:p>
          </table:table-cell>
          <table:table-cell table:formula="of:=HYPERLINK(&quot;https://stackoverflow.com/questions/29647840/&quot;)" office:value-type="string" office:string-value="https://stackoverflow.com/questions/29647840/" calcext:value-type="string">
            <text:p>https://stackoverflow.com/questions/29647840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e whether a file is a junction (in Windows) or not?</text:p>
          </table:table-cell>
          <table:table-cell table:formula="of:=HYPERLINK(&quot;https://stackoverflow.com/questions/29699473/&quot;)" office:value-type="string" office:string-value="https://stackoverflow.com/questions/29699473/" calcext:value-type="string">
            <text:p>https://stackoverflow.com/questions/2969947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e whether a file is a junction (in Windows) or not?</text:p>
          </table:table-cell>
          <table:table-cell table:formula="of:=HYPERLINK(&quot;https://stackoverflow.com/questions/48291462/&quot;)" office:value-type="string" office:string-value="https://stackoverflow.com/questions/48291462/" calcext:value-type="string">
            <text:p>https://stackoverflow.com/questions/4829146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heck if filesystem supports links and symlinks in Java</text:p>
          </table:table-cell>
          <table:table-cell table:formula="of:=HYPERLINK(&quot;https://stackoverflow.com/questions/19964765/&quot;)" office:value-type="string" office:string-value="https://stackoverflow.com/questions/19964765/" calcext:value-type="string">
            <text:p>https://stackoverflow.com/questions/1996476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ving Directory Symlink in Java</text:p>
          </table:table-cell>
          <table:table-cell table:formula="of:=HYPERLINK(&quot;https://stackoverflow.com/questions/28372122/&quot;)" office:value-type="string" office:string-value="https://stackoverflow.com/questions/28372122/" calcext:value-type="string">
            <text:p>https://stackoverflow.com/questions/2837212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how to find the target file path that a symbolic link points to?</text:p>
          </table:table-cell>
          <table:table-cell table:formula="of:=HYPERLINK(&quot;https://stackoverflow.com/questions/43720165/&quot;)" office:value-type="string" office:string-value="https://stackoverflow.com/questions/43720165/" calcext:value-type="string">
            <text:p>https://stackoverflow.com/questions/43720165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example/java/file-path-io/write-utf8-to-file.html" xlink:type="simple">write UTF8 to File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1001562/&quot;)" office:value-type="string" office:string-value="https://stackoverflow.com/questions/1001562/" calcext:value-type="string">
            <text:p>https://stackoverflow.com/questions/100156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1001568/&quot;)" office:value-type="string" office:string-value="https://stackoverflow.com/questions/1001568/" calcext:value-type="string">
            <text:p>https://stackoverflow.com/questions/100156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1001599/&quot;)" office:value-type="string" office:string-value="https://stackoverflow.com/questions/1001599/" calcext:value-type="string">
            <text:p>https://stackoverflow.com/questions/100159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1001982/&quot;)" office:value-type="string" office:string-value="https://stackoverflow.com/questions/1001982/" calcext:value-type="string">
            <text:p>https://stackoverflow.com/questions/100198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18751135/&quot;)" office:value-type="string" office:string-value="https://stackoverflow.com/questions/18751135/" calcext:value-type="string">
            <text:p>https://stackoverflow.com/questions/1875113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25282857/&quot;)" office:value-type="string" office:string-value="https://stackoverflow.com/questions/25282857/" calcext:value-type="string">
            <text:p>https://stackoverflow.com/questions/2528285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27505015/&quot;)" office:value-type="string" office:string-value="https://stackoverflow.com/questions/27505015/" calcext:value-type="string">
            <text:p>https://stackoverflow.com/questions/2750501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a UTF-8 file with Java?</text:p>
          </table:table-cell>
          <table:table-cell table:formula="of:=HYPERLINK(&quot;https://stackoverflow.com/questions/36189491/&quot;)" office:value-type="string" office:string-value="https://stackoverflow.com/questions/36189491/" calcext:value-type="string">
            <text:p>https://stackoverflow.com/questions/3618949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 file in UTF-8 using FileWriter (Java)?</text:p>
          </table:table-cell>
          <table:table-cell table:formula="of:=HYPERLINK(&quot;https://stackoverflow.com/questions/9853002/&quot;)" office:value-type="string" office:string-value="https://stackoverflow.com/questions/9853002/" calcext:value-type="string">
            <text:p>https://stackoverflow.com/questions/985300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 file in UTF-8 using FileWriter (Java)?</text:p>
          </table:table-cell>
          <table:table-cell table:formula="of:=HYPERLINK(&quot;https://stackoverflow.com/questions/9853261/&quot;)" office:value-type="string" office:string-value="https://stackoverflow.com/questions/9853261/" calcext:value-type="string">
            <text:p>https://stackoverflow.com/questions/985326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 file in UTF-8 using FileWriter (Java)?</text:p>
          </table:table-cell>
          <table:table-cell table:formula="of:=HYPERLINK(&quot;https://stackoverflow.com/questions/35718889/&quot;)" office:value-type="string" office:string-value="https://stackoverflow.com/questions/35718889/" calcext:value-type="string">
            <text:p>https://stackoverflow.com/questions/3571888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 file in UTF-8 using FileWriter (Java)?</text:p>
          </table:table-cell>
          <table:table-cell table:formula="of:=HYPERLINK(&quot;https://stackoverflow.com/questions/46814759/&quot;)" office:value-type="string" office:string-value="https://stackoverflow.com/questions/46814759/" calcext:value-type="string">
            <text:p>https://stackoverflow.com/questions/4681475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rite file UTF8?</text:p>
          </table:table-cell>
          <table:table-cell table:formula="of:=HYPERLINK(&quot;https://stackoverflow.com/questions/19466762/&quot;)" office:value-type="string" office:string-value="https://stackoverflow.com/questions/19466762/" calcext:value-type="string">
            <text:p>https://stackoverflow.com/questions/1946676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OutputStream set encoding to utf-8</text:p>
          </table:table-cell>
          <table:table-cell table:formula="of:=HYPERLINK(&quot;https://stackoverflow.com/questions/34269986/&quot;)" office:value-type="string" office:string-value="https://stackoverflow.com/questions/34269986/" calcext:value-type="string">
            <text:p>https://stackoverflow.com/questions/3426998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OutputStream set encoding to utf-8</text:p>
          </table:table-cell>
          <table:table-cell table:formula="of:=HYPERLINK(&quot;https://stackoverflow.com/questions/34322496/&quot;)" office:value-type="string" office:string-value="https://stackoverflow.com/questions/34322496/" calcext:value-type="string">
            <text:p>https://stackoverflow.com/questions/3432249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 encoding as UTF-8 for a FileWriter</text:p>
          </table:table-cell>
          <table:table-cell table:formula="of:=HYPERLINK(&quot;https://stackoverflow.com/questions/35135642/&quot;)" office:value-type="string" office:string-value="https://stackoverflow.com/questions/35135642/" calcext:value-type="string">
            <text:p>https://stackoverflow.com/questions/3513564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 encoding as UTF-8 for a FileWriter</text:p>
          </table:table-cell>
          <table:table-cell table:formula="of:=HYPERLINK(&quot;https://stackoverflow.com/questions/46779846/&quot;)" office:value-type="string" office:string-value="https://stackoverflow.com/questions/46779846/" calcext:value-type="string">
            <text:p>https://stackoverflow.com/questions/4677984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ending to file in utf8</text:p>
          </table:table-cell>
          <table:table-cell table:formula="of:=HYPERLINK(&quot;https://stackoverflow.com/questions/45614594/&quot;)" office:value-type="string" office:string-value="https://stackoverflow.com/questions/45614594/" calcext:value-type="string">
            <text:p>https://stackoverflow.com/questions/4561459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://www.java2s.com/Tutorial/Java/0180__File/UseZipFiletolistallentries.htm" xlink:type="simple">Get Number Of Entries In Zip File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java.util.zip.ZipException: too many entries in ZIP file</text:p>
          </table:table-cell>
          <table:table-cell table:formula="of:=HYPERLINK(&quot;https://stackoverflow.com/questions/1058174/&quot;)" office:value-type="string" office:string-value="https://stackoverflow.com/questions/1058174/" calcext:value-type="string">
            <text:p>https://stackoverflow.com/questions/105817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: Get Number of Files within Zip?</text:p>
          </table:table-cell>
          <table:table-cell table:formula="of:=HYPERLINK(&quot;https://stackoverflow.com/questions/6797957/&quot;)" office:value-type="string" office:string-value="https://stackoverflow.com/questions/6797957/" calcext:value-type="string">
            <text:p>https://stackoverflow.com/questions/679795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: Get Number of Files within Zip?</text:p>
          </table:table-cell>
          <table:table-cell table:formula="of:=HYPERLINK(&quot;https://stackoverflow.com/questions/6819403/&quot;)" office:value-type="string" office:string-value="https://stackoverflow.com/questions/6819403/" calcext:value-type="string">
            <text:p>https://stackoverflow.com/questions/681940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ontent from Files which are inside Zip file</text:p>
          </table:table-cell>
          <table:table-cell table:formula="of:=HYPERLINK(&quot;https://stackoverflow.com/questions/15667226/&quot;)" office:value-type="string" office:string-value="https://stackoverflow.com/questions/15667226/" calcext:value-type="string">
            <text:p>https://stackoverflow.com/questions/1566722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ontent from Files which are inside Zip file</text:p>
          </table:table-cell>
          <table:table-cell table:formula="of:=HYPERLINK(&quot;https://stackoverflow.com/questions/15667326/&quot;)" office:value-type="string" office:string-value="https://stackoverflow.com/questions/15667326/" calcext:value-type="string">
            <text:p>https://stackoverflow.com/questions/1566732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ontent from Files which are inside Zip file</text:p>
          </table:table-cell>
          <table:table-cell table:formula="of:=HYPERLINK(&quot;https://stackoverflow.com/questions/35510439/&quot;)" office:value-type="string" office:string-value="https://stackoverflow.com/questions/35510439/" calcext:value-type="string">
            <text:p>https://stackoverflow.com/questions/3551043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ontent from Files which are inside Zip file</text:p>
          </table:table-cell>
          <table:table-cell table:formula="of:=HYPERLINK(&quot;https://stackoverflow.com/questions/37413531/&quot;)" office:value-type="string" office:string-value="https://stackoverflow.com/questions/37413531/" calcext:value-type="string">
            <text:p>https://stackoverflow.com/questions/3741353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 the number of files in archive in java</text:p>
          </table:table-cell>
          <table:table-cell table:formula="of:=HYPERLINK(&quot;https://stackoverflow.com/questions/33910505/&quot;)" office:value-type="string" office:string-value="https://stackoverflow.com/questions/33910505/" calcext:value-type="string">
            <text:p>https://stackoverflow.com/questions/3391050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 the number of files in archive in java</text:p>
          </table:table-cell>
          <table:table-cell table:formula="of:=HYPERLINK(&quot;https://stackoverflow.com/questions/33910507/&quot;)" office:value-type="string" office:string-value="https://stackoverflow.com/questions/33910507/" calcext:value-type="string">
            <text:p>https://stackoverflow.com/questions/3391050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s://www.java2s.com/example/java/java.sql/get-last-inserted-id-from-mysql.html" xlink:type="simple">get Last Inserted ID from mysql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to get the insert ID in JDBC?</text:p>
          </table:table-cell>
          <table:table-cell table:formula="of:=HYPERLINK(&quot;https://stackoverflow.com/questions/1915197/&quot;)" office:value-type="string" office:string-value="https://stackoverflow.com/questions/1915197/" calcext:value-type="string">
            <text:p>https://stackoverflow.com/questions/191519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insert ID in JDBC?</text:p>
          </table:table-cell>
          <table:table-cell table:formula="of:=HYPERLINK(&quot;https://stackoverflow.com/questions/6463957/&quot;)" office:value-type="string" office:string-value="https://stackoverflow.com/questions/6463957/" calcext:value-type="string">
            <text:p>https://stackoverflow.com/questions/646395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insert ID in JDBC?</text:p>
          </table:table-cell>
          <table:table-cell table:formula="of:=HYPERLINK(&quot;https://stackoverflow.com/questions/18715501/&quot;)" office:value-type="string" office:string-value="https://stackoverflow.com/questions/18715501/" calcext:value-type="string">
            <text:p>https://stackoverflow.com/questions/1871550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insert ID in JDBC?</text:p>
          </table:table-cell>
          <table:table-cell table:formula="of:=HYPERLINK(&quot;https://stackoverflow.com/questions/34262642/&quot;)" office:value-type="string" office:string-value="https://stackoverflow.com/questions/34262642/" calcext:value-type="string">
            <text:p>https://stackoverflow.com/questions/3426264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insert ID in JDBC?</text:p>
          </table:table-cell>
          <table:table-cell table:formula="of:=HYPERLINK(&quot;https://stackoverflow.com/questions/40988131/&quot;)" office:value-type="string" office:string-value="https://stackoverflow.com/questions/40988131/" calcext:value-type="string">
            <text:p>https://stackoverflow.com/questions/4098813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SQL &amp; Java - Get id of the last inserted value (JDBC)</text:p>
          </table:table-cell>
          <table:table-cell table:formula="of:=HYPERLINK(&quot;https://stackoverflow.com/questions/4246686/&quot;)" office:value-type="string" office:string-value="https://stackoverflow.com/questions/4246686/" calcext:value-type="string">
            <text:p>https://stackoverflow.com/questions/4246686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SQL &amp; Java - Get id of the last inserted value (JDBC)</text:p>
          </table:table-cell>
          <table:table-cell table:formula="of:=HYPERLINK(&quot;https://stackoverflow.com/questions/4246732/&quot;)" office:value-type="string" office:string-value="https://stackoverflow.com/questions/4246732/" calcext:value-type="string">
            <text:p>https://stackoverflow.com/questions/424673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eparedStatement retrieving last inserted ID</text:p>
          </table:table-cell>
          <table:table-cell table:formula="of:=HYPERLINK(&quot;https://stackoverflow.com/questions/17168885/&quot;)" office:value-type="string" office:string-value="https://stackoverflow.com/questions/17168885/" calcext:value-type="string">
            <text:p>https://stackoverflow.com/questions/1716888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last inserted auto increment id in mysql</text:p>
          </table:table-cell>
          <table:table-cell table:formula="of:=HYPERLINK(&quot;https://stackoverflow.com/questions/14170703/&quot;)" office:value-type="string" office:string-value="https://stackoverflow.com/questions/14170703/" calcext:value-type="string">
            <text:p>https://stackoverflow.com/questions/14170703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last inserted auto increment id in mysql</text:p>
          </table:table-cell>
          <table:table-cell table:formula="of:=HYPERLINK(&quot;https://stackoverflow.com/questions/17168615/&quot;)" office:value-type="string" office:string-value="https://stackoverflow.com/questions/17168615/" calcext:value-type="string">
            <text:p>https://stackoverflow.com/questions/1716861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get last inserted id using Hibernate</text:p>
          </table:table-cell>
          <table:table-cell table:formula="of:=HYPERLINK(&quot;https://stackoverflow.com/questions/26902953/&quot;)" office:value-type="string" office:string-value="https://stackoverflow.com/questions/26902953/" calcext:value-type="string">
            <text:p>https://stackoverflow.com/questions/2690295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n I get last inserted id using Hibernate</text:p>
          </table:table-cell>
          <table:table-cell table:formula="of:=HYPERLINK(&quot;https://stackoverflow.com/questions/30071569/&quot;)" office:value-type="string" office:string-value="https://stackoverflow.com/questions/30071569/" calcext:value-type="string">
            <text:p>https://stackoverflow.com/questions/3007156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sql, java - Get last inserted auto increment id from one table and insert it again on another table</text:p>
          </table:table-cell>
          <table:table-cell table:formula="of:=HYPERLINK(&quot;https://stackoverflow.com/questions/22398527/&quot;)" office:value-type="string" office:string-value="https://stackoverflow.com/questions/22398527/" calcext:value-type="string">
            <text:p>https://stackoverflow.com/questions/22398527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s://www.java2s.com/example/java/java.util/returns-intersection-of-two-collections.html" xlink:type="simple">Returns intersection of two collections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Efficient intersection of two List&lt;String&gt; in Java?</text:p>
          </table:table-cell>
          <table:table-cell table:formula="of:=HYPERLINK(&quot;https://stackoverflow.com/questions/2401199/&quot;)" office:value-type="string" office:string-value="https://stackoverflow.com/questions/2401199/" calcext:value-type="string">
            <text:p>https://stackoverflow.com/questions/240119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intersection of two List&lt;String&gt; in Java?</text:p>
          </table:table-cell>
          <table:table-cell table:formula="of:=HYPERLINK(&quot;https://stackoverflow.com/questions/14177232/&quot;)" office:value-type="string" office:string-value="https://stackoverflow.com/questions/14177232/" calcext:value-type="string">
            <text:p>https://stackoverflow.com/questions/1417723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intersection of two List&lt;String&gt; in Java?</text:p>
          </table:table-cell>
          <table:table-cell table:formula="of:=HYPERLINK(&quot;https://stackoverflow.com/questions/25791059/&quot;)" office:value-type="string" office:string-value="https://stackoverflow.com/questions/25791059/" calcext:value-type="string">
            <text:p>https://stackoverflow.com/questions/2579105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intersection in java</text:p>
          </table:table-cell>
          <table:table-cell table:formula="of:=HYPERLINK(&quot;https://stackoverflow.com/questions/4349418/&quot;)" office:value-type="string" office:string-value="https://stackoverflow.com/questions/4349418/" calcext:value-type="string">
            <text:p>https://stackoverflow.com/questions/4349418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intersection in java</text:p>
          </table:table-cell>
          <table:table-cell table:formula="of:=HYPERLINK(&quot;https://stackoverflow.com/questions/4349423/&quot;)" office:value-type="string" office:string-value="https://stackoverflow.com/questions/4349423/" calcext:value-type="string">
            <text:p>https://stackoverflow.com/questions/434942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intersection in java</text:p>
          </table:table-cell>
          <table:table-cell table:formula="of:=HYPERLINK(&quot;https://stackoverflow.com/questions/15684223/&quot;)" office:value-type="string" office:string-value="https://stackoverflow.com/questions/15684223/" calcext:value-type="string">
            <text:p>https://stackoverflow.com/questions/1568422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intersection in java</text:p>
          </table:table-cell>
          <table:table-cell table:formula="of:=HYPERLINK(&quot;https://stackoverflow.com/questions/34035383/&quot;)" office:value-type="string" office:string-value="https://stackoverflow.com/questions/34035383/" calcext:value-type="string">
            <text:p>https://stackoverflow.com/questions/3403538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5283079/&quot;)" office:value-type="string" office:string-value="https://stackoverflow.com/questions/5283079/" calcext:value-type="string">
            <text:p>https://stackoverflow.com/questions/528307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5283098/&quot;)" office:value-type="string" office:string-value="https://stackoverflow.com/questions/5283098/" calcext:value-type="string">
            <text:p>https://stackoverflow.com/questions/528309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5283123/&quot;)" office:value-type="string" office:string-value="https://stackoverflow.com/questions/5283123/" calcext:value-type="string">
            <text:p>https://stackoverflow.com/questions/528312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16361897/&quot;)" office:value-type="string" office:string-value="https://stackoverflow.com/questions/16361897/" calcext:value-type="string">
            <text:p>https://stackoverflow.com/questions/1636189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25791138/&quot;)" office:value-type="string" office:string-value="https://stackoverflow.com/questions/25791138/" calcext:value-type="string">
            <text:p>https://stackoverflow.com/questions/2579113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29242572/&quot;)" office:value-type="string" office:string-value="https://stackoverflow.com/questions/29242572/" calcext:value-type="string">
            <text:p>https://stackoverflow.com/questions/2924257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43445264/&quot;)" office:value-type="string" office:string-value="https://stackoverflow.com/questions/43445264/" calcext:value-type="string">
            <text:p>https://stackoverflow.com/questions/43445264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46893692/&quot;)" office:value-type="string" office:string-value="https://stackoverflow.com/questions/46893692/" calcext:value-type="string">
            <text:p>https://stackoverflow.com/questions/4689369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 and union of ArrayLists in Java</text:p>
          </table:table-cell>
          <table:table-cell table:formula="of:=HYPERLINK(&quot;https://stackoverflow.com/questions/47729920/&quot;)" office:value-type="string" office:string-value="https://stackoverflow.com/questions/47729920/" calcext:value-type="string">
            <text:p>https://stackoverflow.com/questions/4772992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lculate the intersection of two sets?</text:p>
          </table:table-cell>
          <table:table-cell table:formula="of:=HYPERLINK(&quot;https://stackoverflow.com/questions/8882126/&quot;)" office:value-type="string" office:string-value="https://stackoverflow.com/questions/8882126/" calcext:value-type="string">
            <text:p>https://stackoverflow.com/questions/8882126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lculate the intersection of two sets?</text:p>
          </table:table-cell>
          <table:table-cell table:formula="of:=HYPERLINK(&quot;https://stackoverflow.com/questions/8882139/&quot;)" office:value-type="string" office:string-value="https://stackoverflow.com/questions/8882139/" calcext:value-type="string">
            <text:p>https://stackoverflow.com/questions/8882139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find intersection of two arrays</text:p>
          </table:table-cell>
          <table:table-cell table:formula="of:=HYPERLINK(&quot;https://stackoverflow.com/questions/17863345/&quot;)" office:value-type="string" office:string-value="https://stackoverflow.com/questions/17863345/" calcext:value-type="string">
            <text:p>https://stackoverflow.com/questions/17863345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find intersection of two arrays</text:p>
          </table:table-cell>
          <table:table-cell table:formula="of:=HYPERLINK(&quot;https://stackoverflow.com/questions/37788939/&quot;)" office:value-type="string" office:string-value="https://stackoverflow.com/questions/37788939/" calcext:value-type="string">
            <text:p>https://stackoverflow.com/questions/3778893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, find intersection of two arrays</text:p>
          </table:table-cell>
          <table:table-cell table:formula="of:=HYPERLINK(&quot;https://stackoverflow.com/questions/39110826/&quot;)" office:value-type="string" office:string-value="https://stackoverflow.com/questions/39110826/" calcext:value-type="string">
            <text:p>https://stackoverflow.com/questions/39110826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s with Different Signatures that Return the Intersection of Two Sets (Java)</text:p>
          </table:table-cell>
          <table:table-cell table:formula="of:=HYPERLINK(&quot;https://stackoverflow.com/questions/26307759/&quot;)" office:value-type="string" office:string-value="https://stackoverflow.com/questions/26307759/" calcext:value-type="string">
            <text:p>https://stackoverflow.com/questions/2630775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8 Lambda - Intersection of Two Lists</text:p>
          </table:table-cell>
          <table:table-cell table:formula="of:=HYPERLINK(&quot;https://stackoverflow.com/questions/31683592/&quot;)" office:value-type="string" office:string-value="https://stackoverflow.com/questions/31683592/" calcext:value-type="string">
            <text:p>https://stackoverflow.com/questions/3168359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8 Lambda - Intersection of Two Lists</text:p>
          </table:table-cell>
          <table:table-cell table:formula="of:=HYPERLINK(&quot;https://stackoverflow.com/questions/31691632/&quot;)" office:value-type="string" office:string-value="https://stackoverflow.com/questions/31691632/" calcext:value-type="string">
            <text:p>https://stackoverflow.com/questions/31691632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collection methods for union, Intersection and set difference</text:p>
          </table:table-cell>
          <table:table-cell table:formula="of:=HYPERLINK(&quot;https://stackoverflow.com/questions/38769092/&quot;)" office:value-type="string" office:string-value="https://stackoverflow.com/questions/38769092/" calcext:value-type="string">
            <text:p>https://stackoverflow.com/questions/3876909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collection methods for union, Intersection and set difference</text:p>
          </table:table-cell>
          <table:table-cell table:formula="of:=HYPERLINK(&quot;https://stackoverflow.com/questions/38769445/&quot;)" office:value-type="string" office:string-value="https://stackoverflow.com/questions/38769445/" calcext:value-type="string">
            <text:p>https://stackoverflow.com/questions/3876944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- Intersection of multiple collections using stream + lambdas</text:p>
          </table:table-cell>
          <table:table-cell table:formula="of:=HYPERLINK(&quot;https://stackoverflow.com/questions/42215091/&quot;)" office:value-type="string" office:string-value="https://stackoverflow.com/questions/42215091/" calcext:value-type="string">
            <text:p>https://stackoverflow.com/questions/4221509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- Intersection of multiple collections using stream + lambdas</text:p>
          </table:table-cell>
          <table:table-cell table:formula="of:=HYPERLINK(&quot;https://stackoverflow.com/questions/42218355/&quot;)" office:value-type="string" office:string-value="https://stackoverflow.com/questions/42218355/" calcext:value-type="string">
            <text:p>https://stackoverflow.com/questions/4221835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- Intersection of multiple collections using stream + lambdas</text:p>
          </table:table-cell>
          <table:table-cell table:formula="of:=HYPERLINK(&quot;https://stackoverflow.com/questions/42227641/&quot;)" office:value-type="string" office:string-value="https://stackoverflow.com/questions/42227641/" calcext:value-type="string">
            <text:p>https://stackoverflow.com/questions/4222764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2" office:value-type="string" calcext:value-type="string">
            <text:p><text:a xlink:href="https://www.java2s.com/example/java/media/load-and-play-wav-file.html" xlink:type="simple">Load and play wav file</text:a>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2417088/&quot;)" office:value-type="string" office:string-value="https://stackoverflow.com/questions/2417088/" calcext:value-type="string">
            <text:p>https://stackoverflow.com/questions/241708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2433454/&quot;)" office:value-type="string" office:string-value="https://stackoverflow.com/questions/2433454/" calcext:value-type="string">
            <text:p>https://stackoverflow.com/questions/243345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11025384/&quot;)" office:value-type="string" office:string-value="https://stackoverflow.com/questions/11025384/" calcext:value-type="string">
            <text:p>https://stackoverflow.com/questions/11025384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11514812/&quot;)" office:value-type="string" office:string-value="https://stackoverflow.com/questions/11514812/" calcext:value-type="string">
            <text:p>https://stackoverflow.com/questions/11514812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17277981/&quot;)" office:value-type="string" office:string-value="https://stackoverflow.com/questions/17277981/" calcext:value-type="string">
            <text:p>https://stackoverflow.com/questions/17277981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30681605/&quot;)" office:value-type="string" office:string-value="https://stackoverflow.com/questions/30681605/" calcext:value-type="string">
            <text:p>https://stackoverflow.com/questions/3068160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40303880/&quot;)" office:value-type="string" office:string-value="https://stackoverflow.com/questions/40303880/" calcext:value-type="string">
            <text:p>https://stackoverflow.com/questions/4030388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lay .wav files with java</text:p>
          </table:table-cell>
          <table:table-cell table:formula="of:=HYPERLINK(&quot;https://stackoverflow.com/questions/45966133/&quot;)" office:value-type="string" office:string-value="https://stackoverflow.com/questions/45966133/" calcext:value-type="string">
            <text:p>https://stackoverflow.com/questions/4596613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10237397/&quot;)" office:value-type="string" office:string-value="https://stackoverflow.com/questions/10237397/" calcext:value-type="string">
            <text:p>https://stackoverflow.com/questions/10237397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10962641/&quot;)" office:value-type="string" office:string-value="https://stackoverflow.com/questions/10962641/" calcext:value-type="string">
            <text:p>https://stackoverflow.com/questions/10962641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12059638/&quot;)" office:value-type="string" office:string-value="https://stackoverflow.com/questions/12059638/" calcext:value-type="string">
            <text:p>https://stackoverflow.com/questions/12059638/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17737483/&quot;)" office:value-type="string" office:string-value="https://stackoverflow.com/questions/17737483/" calcext:value-type="string">
            <text:p>https://stackoverflow.com/questions/17737483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22305518/&quot;)" office:value-type="string" office:string-value="https://stackoverflow.com/questions/22305518/" calcext:value-type="string">
            <text:p>https://stackoverflow.com/questions/22305518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24337995/&quot;)" office:value-type="string" office:string-value="https://stackoverflow.com/questions/24337995/" calcext:value-type="string">
            <text:p>https://stackoverflow.com/questions/24337995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28855429/&quot;)" office:value-type="string" office:string-value="https://stackoverflow.com/questions/28855429/" calcext:value-type="string">
            <text:p>https://stackoverflow.com/questions/28855429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ing .mp3 and .wav in Java?</text:p>
          </table:table-cell>
          <table:table-cell table:formula="of:=HYPERLINK(&quot;https://stackoverflow.com/questions/50009953/&quot;)" office:value-type="string" office:string-value="https://stackoverflow.com/questions/50009953/" calcext:value-type="string">
            <text:p>https://stackoverflow.com/questions/50009953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 .wav file from jar as resource using java</text:p>
          </table:table-cell>
          <table:table-cell table:formula="of:=HYPERLINK(&quot;https://stackoverflow.com/questions/8425557/&quot;)" office:value-type="string" office:string-value="https://stackoverflow.com/questions/8425557/" calcext:value-type="string">
            <text:p>https://stackoverflow.com/questions/8425557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 .wav file from jar as resource using java</text:p>
          </table:table-cell>
          <table:table-cell table:formula="of:=HYPERLINK(&quot;https://stackoverflow.com/questions/8425570/&quot;)" office:value-type="string" office:string-value="https://stackoverflow.com/questions/8425570/" calcext:value-type="string">
            <text:p>https://stackoverflow.com/questions/8425570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 .wav file from jar as resource using java</text:p>
          </table:table-cell>
          <table:table-cell table:formula="of:=HYPERLINK(&quot;https://stackoverflow.com/questions/8425589/&quot;)" office:value-type="string" office:string-value="https://stackoverflow.com/questions/8425589/" calcext:value-type="string">
            <text:p>https://stackoverflow.com/questions/8425589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 .wav file from jar as resource using java</text:p>
          </table:table-cell>
          <table:table-cell table:formula="of:=HYPERLINK(&quot;https://stackoverflow.com/questions/17153302/&quot;)" office:value-type="string" office:string-value="https://stackoverflow.com/questions/17153302/" calcext:value-type="string">
            <text:p>https://stackoverflow.com/questions/1715330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: Play WAV file inside JAR</text:p>
          </table:table-cell>
          <table:table-cell table:formula="of:=HYPERLINK(&quot;https://stackoverflow.com/questions/15661511/&quot;)" office:value-type="string" office:string-value="https://stackoverflow.com/questions/15661511/" calcext:value-type="string">
            <text:p>https://stackoverflow.com/questions/15661511/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- How do I load a .wav from inside the jar?</text:p>
          </table:table-cell>
          <table:table-cell table:formula="of:=HYPERLINK(&quot;https://stackoverflow.com/questions/31307342/&quot;)" office:value-type="string" office:string-value="https://stackoverflow.com/questions/31307342/" calcext:value-type="string">
            <text:p>https://stackoverflow.com/questions/31307342/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547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76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14:19:39.394485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stionsToEvaluate-extension" style:display-name="PageStyle_QuestionsToEvaluate-extens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CA</dc:language>
    <dc:date>2019-03-15T14:18:10.497552147</dc:date>
    <meta:editing-cycles>20</meta:editing-cycles>
    <meta:editing-duration>PT2H9S</meta:editing-duration>
    <meta:generator>LibreOffice/6.0.6.2$Linux_X86_64 LibreOffice_project/00m0$Build-2</meta:generator>
    <meta:document-statistic meta:table-count="1" meta:cell-count="1356" meta:object-count="0"/>
  </office:meta>
</office:document-meta>
</file>